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o1" style:family="table">
      <style:table-properties style:width="17cm" fo:margin-left="0.079cm" table:align="left"/>
    </style:style>
    <style:style style:name="Tablo1.A" style:family="table-column">
      <style:table-column-properties style:column-width="2.835cm"/>
    </style:style>
    <style:style style:name="Tablo1.B" style:family="table-column">
      <style:table-column-properties style:column-width="2.833cm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F1" style:family="table-cell">
      <style:table-cell-properties fo:padding="0.097cm" fo:border="0.002cm solid #000000"/>
    </style:style>
    <style:style style:name="Tablo2" style:family="table">
      <style:table-properties style:width="14.155cm" fo:margin-left="0.079cm" table:align="left"/>
    </style:style>
    <style:style style:name="Tablo2.A" style:family="table-column">
      <style:table-column-properties style:column-width="2.877cm"/>
    </style:style>
    <style:style style:name="Tablo2.B" style:family="table-column">
      <style:table-column-properties style:column-width="2.778cm"/>
    </style:style>
    <style:style style:name="Tablo2.C" style:family="table-column">
      <style:table-column-properties style:column-width="2.845cm"/>
    </style:style>
    <style:style style:name="Tablo2.D" style:family="table-column">
      <style:table-column-properties style:column-width="2.812cm"/>
    </style:style>
    <style:style style:name="Tablo2.E" style:family="table-column">
      <style:table-column-properties style:column-width="2.843cm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E1" style:family="table-cell">
      <style:table-cell-properties fo:padding="0.097cm" fo:border="0.002cm solid #000000"/>
    </style:style>
    <style:style style:name="Tablo3" style:family="table">
      <style:table-properties style:width="8.467cm" fo:margin-left="0.079cm" table:align="left"/>
    </style:style>
    <style:style style:name="Tablo3.A" style:family="table-column">
      <style:table-column-properties style:column-width="2.877cm"/>
    </style:style>
    <style:style style:name="Tablo3.B" style:family="table-column">
      <style:table-column-properties style:column-width="2.845cm"/>
    </style:style>
    <style:style style:name="Tablo3.C" style:family="table-column">
      <style:table-column-properties style:column-width="2.745cm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C1" style:family="table-cell">
      <style:table-cell-properties fo:padding="0.097cm" fo:border="0.002cm solid #000000"/>
    </style:style>
    <style:style style:name="Tablo4" style:family="table">
      <style:table-properties style:width="8.5cm" fo:margin-left="0.079cm" table:align="left"/>
    </style:style>
    <style:style style:name="Tablo4.A" style:family="table-column">
      <style:table-column-properties style:column-width="2.91cm"/>
    </style:style>
    <style:style style:name="Tablo4.B" style:family="table-column">
      <style:table-column-properties style:column-width="2.812cm"/>
    </style:style>
    <style:style style:name="Tablo4.C" style:family="table-column">
      <style:table-column-properties style:column-width="2.778cm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C1" style:family="table-cell">
      <style:table-cell-properties fo:padding="0.097cm" fo:border="0.002cm solid #000000"/>
    </style:style>
    <style:style style:name="Tablo5" style:family="table">
      <style:table-properties style:width="5.756cm" fo:margin-left="0.079cm" table:align="left"/>
    </style:style>
    <style:style style:name="Tablo5.A" style:family="table-column">
      <style:table-column-properties style:column-width="2.91cm"/>
    </style:style>
    <style:style style:name="Tablo5.B" style:family="table-column">
      <style:table-column-properties style:column-width="2.845cm"/>
    </style:style>
    <style:style style:name="Tablo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5.B1" style:family="table-cell">
      <style:table-cell-properties fo:padding="0.097cm" fo:border="0.002cm solid #000000"/>
    </style:style>
    <style:style style:name="Tablo6" style:family="table">
      <style:table-properties style:width="5.756cm" fo:margin-left="0.079cm" table:align="left"/>
    </style:style>
    <style:style style:name="Tablo6.A" style:family="table-column">
      <style:table-column-properties style:column-width="2.944cm"/>
    </style:style>
    <style:style style:name="Tablo6.B" style:family="table-column">
      <style:table-column-properties style:column-width="2.812cm"/>
    </style:style>
    <style:style style:name="Tabl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6.B1" style:family="table-cell">
      <style:table-cell-properties fo:padding="0.097cm" fo:border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font-size-complex="14pt"/>
    </style:style>
    <style:style style:name="P3" style:family="paragraph" style:parent-style-name="Standard">
      <style:text-properties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fo:font-size="30pt" style:font-size-asian="30pt" style:font-size-complex="30pt"/>
    </style:style>
    <style:style style:name="P10" style:family="paragraph" style:parent-style-name="Standard">
      <style:text-properties fo:font-size="25pt" style:font-size-asian="25pt" style:font-size-complex="25pt"/>
    </style:style>
    <style:style style:name="P11" style:family="paragraph" style:parent-style-name="Liste_20_Paragraf"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-0.635cm" style:auto-text-indent="false"/>
    </style:style>
    <style:style style:name="P13" style:family="paragraph" style:parent-style-name="Standard">
      <style:paragraph-properties fo:margin-left="0.034cm" fo:margin-right="0cm" fo:text-indent="-0.635cm" style:auto-text-indent="false">
        <style:tab-stops/>
      </style:paragraph-properties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fo:font-size="15pt" style:font-size-asian="15pt" style:font-size-complex="15pt"/>
    </style:style>
    <style:style style:name="P16" style:family="paragraph" style:parent-style-name="Standard" style:list-style-name="L2"/>
    <style:style style:name="P17" style:family="paragraph" style:parent-style-name="Standard" style:list-style-name="L2">
      <style:text-properties officeooo:paragraph-rsid="00091237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 style:list-style-name="L3">
      <style:text-properties fo:font-size="14pt" style:font-size-asian="14pt" style:font-size-complex="14pt"/>
    </style:style>
    <style:style style:name="P20" style:family="paragraph" style:parent-style-name="Standard" style:list-style-name="L3">
      <style:text-properties fo:font-size="14pt" officeooo:paragraph-rsid="000bc12e" style:font-size-asian="14pt" style:font-size-complex="14pt"/>
    </style:style>
    <style:style style:name="P21" style:family="paragraph" style:parent-style-name="Standard">
      <style:text-properties fo:font-size="14pt" officeooo:paragraph-rsid="000bc12e" style:font-size-asian="14pt" style:font-size-complex="14pt"/>
    </style:style>
    <style:style style:name="P22" style:family="paragraph" style:parent-style-name="Standard" style:master-page-name="MP0">
      <style:paragraph-properties style:page-number="auto" fo:break-before="page"/>
      <style:text-properties fo:font-size="30pt" officeooo:paragraph-rsid="000bc12e" style:font-size-asian="30pt" style:font-size-complex="30p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style:writing-mode="lr-tb" style:font-independent-line-spacing="false"/>
    </style:style>
    <style:style style:name="P25" style:family="paragraph"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style:font-size-asian="15pt" style:font-size-complex="14pt"/>
    </style:style>
    <style:style style:name="T3" style:family="text">
      <style:text-properties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4pt"/>
    </style:style>
    <style:style style:name="T4" style:family="text">
      <style:text-properties fo:font-size="15pt" style:text-underline-style="solid" style:text-underline-width="auto" style:text-underline-color="font-color" style:text-underline-mode="continuous" style:text-overline-mode="continuous" style:text-line-through-mode="continuous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0000" fo:font-size="15pt" style:font-size-asian="15pt" style:font-size-complex="15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7f2c5" style:font-size-asian="14pt" style:font-size-complex="14pt"/>
    </style:style>
    <style:style style:name="T11" style:family="text">
      <style:text-properties fo:font-size="14pt" officeooo:rsid="000af1f2" style:font-size-asian="14pt" style:font-size-complex="14pt"/>
    </style:style>
    <style:style style:name="T12" style:family="text">
      <style:text-properties fo:font-size="14pt" style:font-size-asian="14pt" style:language-asian="tr" style:country-asian="TR" style:font-size-complex="14pt" style:language-complex="ar" style:country-complex="SA"/>
    </style:style>
    <style:style style:name="T13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4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style:language-asian="tr" style:country-asian="TR" style:language-complex="ar" style:country-complex="SA"/>
    </style:style>
    <style:style style:name="T1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writing-mode="lr-tb">
        <style:background-image/>
      </style:graphic-properties>
    </style:style>
    <text:list-style style:name="L1">
      <text:list-level-style-bullet text:level="1" text:style-name="WW_5f_CharLFO1LVL1" text:bullet-char="•">
        <style:list-level-properties/>
        <style:text-properties style:font-name="StarSymbol"/>
      </text:list-level-style-bullet>
      <text:list-level-style-bullet text:level="2" text:style-name="WW_5f_CharLFO1LVL2" text:bullet-char="•">
        <style:list-level-properties/>
        <style:text-properties style:font-name="StarSymbol"/>
      </text:list-level-style-bullet>
      <text:list-level-style-bullet text:level="3" text:style-name="WW_5f_CharLFO1LVL3" text:bullet-char="•">
        <style:list-level-properties/>
        <style:text-properties style:font-name="StarSymbol"/>
      </text:list-level-style-bullet>
      <text:list-level-style-bullet text:level="4" text:style-name="WW_5f_CharLFO1LVL4" text:bullet-char="•">
        <style:list-level-properties/>
        <style:text-properties style:font-name="StarSymbol"/>
      </text:list-level-style-bullet>
      <text:list-level-style-bullet text:level="5" text:style-name="WW_5f_CharLFO1LVL5" text:bullet-char="•">
        <style:list-level-properties/>
        <style:text-properties style:font-name="StarSymbol"/>
      </text:list-level-style-bullet>
      <text:list-level-style-bullet text:level="6" text:style-name="WW_5f_CharLFO1LVL6" text:bullet-char="•">
        <style:list-level-properties/>
        <style:text-properties style:font-name="StarSymbol"/>
      </text:list-level-style-bullet>
      <text:list-level-style-bullet text:level="7" text:style-name="WW_5f_CharLFO1LVL7" text:bullet-char="•">
        <style:list-level-properties/>
        <style:text-properties style:font-name="StarSymbol"/>
      </text:list-level-style-bullet>
      <text:list-level-style-bullet text:level="8" text:style-name="WW_5f_CharLFO1LVL8" text:bullet-char="•">
        <style:list-level-properties/>
        <style:text-properties style:font-name="StarSymbol"/>
      </text:list-level-style-bullet>
      <text:list-level-style-bullet text:level="9" text:style-name="WW_5f_CharLFO1LVL9" text:bullet-char="•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StarSymbol"/>
      </text:list-level-style-bullet>
      <text:list-level-style-bullet text:level="2" text:style-name="WW_5f_CharLFO2LVL2" text:bullet-char="●">
        <style:list-level-properties/>
        <style:text-properties style:font-name="StarSymbol"/>
      </text:list-level-style-bullet>
      <text:list-level-style-bullet text:level="3" text:style-name="WW_5f_CharLFO2LVL3" text:bullet-char="●">
        <style:list-level-properties/>
        <style:text-properties style:font-name="StarSymbol"/>
      </text:list-level-style-bullet>
      <text:list-level-style-bullet text:level="4" text:style-name="WW_5f_CharLFO2LVL4" text:bullet-char="●">
        <style:list-level-properties/>
        <style:text-properties style:font-name="StarSymbol"/>
      </text:list-level-style-bullet>
      <text:list-level-style-bullet text:level="5" text:style-name="WW_5f_CharLFO2LVL5" text:bullet-char="●">
        <style:list-level-properties/>
        <style:text-properties style:font-name="StarSymbol"/>
      </text:list-level-style-bullet>
      <text:list-level-style-bullet text:level="6" text:style-name="WW_5f_CharLFO2LVL6" text:bullet-char="●">
        <style:list-level-properties/>
        <style:text-properties style:font-name="StarSymbol"/>
      </text:list-level-style-bullet>
      <text:list-level-style-bullet text:level="7" text:style-name="WW_5f_CharLFO2LVL7" text:bullet-char="●">
        <style:list-level-properties/>
        <style:text-properties style:font-name="StarSymbol"/>
      </text:list-level-style-bullet>
      <text:list-level-style-bullet text:level="8" text:style-name="WW_5f_CharLFO2LVL8" text:bullet-char="●">
        <style:list-level-properties/>
        <style:text-properties style:font-name="StarSymbol"/>
      </text:list-level-style-bullet>
      <text:list-level-style-bullet text:level="9" text:style-name="WW_5f_CharLFO2LVL9" text:bullet-char="●">
        <style:list-level-properties/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solid" draw:fill-color="#ffffff" draw:opacity="100%" draw:textarea-horizontal-align="center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svg:stroke-opacity="100%" draw:fill="none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35cm" svg:stroke-color="#000000" svg:stroke-opacity="100%" draw:fill="solid" draw:fill-color="#ffffff" draw:opacity="100%" draw:textarea-horizontal-align="left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-bilet sistemi iş kuralları</text:p>
      <text:p text:style-name="P21"/>
      <text:list xml:id="list1685975064" text:style-name="L3">
        <text:list-item>
          <text:p text:style-name="P20">Kullanıcı;</text:p>
        </text:list-item>
        <text:list-item>
          <text:p text:style-name="P20"><text:s/>ilk başta etkinlik kategorilerinden birini seçecek</text:p>
        </text:list-item>
        <text:list-item>
          <text:p text:style-name="P20">daha sonra <text:s/>seçtiği kategoriye ait etkinliği seçecek</text:p>
        </text:list-item>
        <text:list-item>
          <text:p text:style-name="P20">etkinliğin tarihini, fiyatını <text:s/>onaylayacak</text:p>
        </text:list-item>
        <text:list-item>
          <text:p text:style-name="P20">kaç bilet alacağını seçecek</text:p>
        </text:list-item>
        <text:list-item>
          <text:p text:style-name="P20">etkinlik mekanındaki salon ve koltuğunu seçecek</text:p>
        </text:list-item>
        <text:list-item>
          <text:p text:style-name="P20">Sistem, <text:s/>kullanıcının seçtiği koltuğu o kullanıcıya rezerve edecek…</text:p>
        </text:list-item>
      </text:list>
      <text:p text:style-name="P21"><text:span text:style-name="Varsayılan_20_Paragraf_20_Yazı_20_Tipi"><text:span text:style-name="T9"/></text:span></text:p>
      <text:p text:style-name="Standard"><text:span text:style-name="Varsayılan_20_Paragraf_20_Yazı_20_Tipi"><text:span text:style-name="T1"/></text:span></text:p>
      <text:p text:style-name="Standard"><text:span text:style-name="Varsayılan_20_Paragraf_20_Yazı_20_Tipi"><text:span text:style-name="T1"><text:s text:c="32"/></text:span></text:span><text:span text:style-name="Varsayılan_20_Paragraf_20_Yazı_20_Tipi"><text:span text:style-name="T6"><text:s/>BÜTÜNLÜK KISILTLAMALARI</text:span></text:span></text:p>
      <text:p text:style-name="Standard"><text:span text:style-name="Varsayılan_20_Paragraf_20_Yazı_20_Tipi"><text:span text:style-name="T8">GUNCELLENECEK</text:span></text:span><text:span text:style-name="Varsayılan_20_Paragraf_20_Yazı_20_Tipi"><text:span text:style-name="T1"><text:line-break/></text:span></text:span><text:span text:style-name="Varsayılan_20_Paragraf_20_Yazı_20_Tipi"><text:span text:style-name="T1"><text:line-break/></text:span></text:span></text:p>
      <text:list xml:id="list851294191" text:style-name="L1">
        <text:list-item>
          <text:p text:style-name="P14"><text:span text:style-name="Varsayılan_20_Paragraf_20_Yazı_20_Tipi"><text:span text:style-name="T1">Her ETKINLIK_TIP'inin birden çok </text:span></text:span><text:span text:style-name="Varsayılan_20_Paragraf_20_Yazı_20_Tipi"><text:span text:style-name="T1">ETKINLIK_YER'i olabilir.</text:span></text:span><text:span text:style-name="Varsayılan_20_Paragraf_20_Yazı_20_Tipi"><text:span text:style-name="T1"><text:line-break/></text:span></text:span><text:span text:style-name="Varsayılan_20_Paragraf_20_Yazı_20_Tipi"><text:span text:style-name="T1">Her ETKINLIK_TIP'inin bir etkinlik_kod'u, etkinlik_tur'u vardır.</text:span></text:span></text:p>
        </text:list-item>
      </text:list>
      <text:p text:style-name="P1"/>
      <text:list xml:id="list821969830" text:continue-numbering="true" text:style-name="L1">
        <text:list-item>
          <text:p text:style-name="P15">Her ETKINLIK_YER'inin bir MUSTERI'isi olabilir. ETKINLIK_YER'inin etkinlik_id, il-ilce_id, kapasite, etkinlik_kod, etkinlik_ad'ı vardır.<text:line-break/></text:p>
        </text:list-item>
        <text:list-item>
          <text:p text:style-name="P15">Her MUSTERI'nin <text:s/>bir İL-İLCE'si olacak ve MUSTERI'nin user_id, il-ilce_id, ad, soyad, ceptel, email bilgileri tutulacaktır.</text:p>
        </text:list-item>
      </text:list>
      <text:p text:style-name="P1"/>
      <text:list xml:id="list231440755" text:continue-numbering="true" text:style-name="L1">
        <text:list-item>
          <text:p text:style-name="P15">Her ETKINLIK_YER'inin bir REZERVE bilgisi olacak ve REZERVE bilgilerinde; etkinlik_id, user_id ve koltuk_id bilgileri tutulacak.<text:line-break/></text:p>
        </text:list-item>
        <text:list-item>
          <text:p text:style-name="P15">Her ETKINLIK_YER'inin bir İL-İLCE'si olacak ve İL-İLCE'de il-ilce_id, il, ilce bilgileri tutulacak.<text:line-break/></text:p>
        </text:list-item>
        <text:list-item>
          <text:p text:style-name="P15">Her REZERVE edilen yerin bir KOLTUK bilgisi olacak, KOLTUK bilgisinde koltuk_id ve koltuk_kod bilgileri tutulacak.</text:p>
        </text:list-item>
      </text:list>
      <text:p text:style-name="P1"/>
      <text:p text:style-name="P1"/>
      <text:p text:style-name="P5"><text:line-break/>VERİTABANI TABLOLARI VE VERİTABANI TABLO BİLGİLERİ</text:p>
      <text:p text:style-name="P4"/>
      <text:p text:style-name="P6"/>
      <text:list xml:id="list1823317393" text:style-name="L2">
        <text:list-item>
          <text:p text:style-name="P16"><text:span text:style-name="Varsayılan_20_Paragraf_20_Yazı_20_Tipi"><text:span text:style-name="T9">KATEGORI</text:span></text:span><text:span text:style-name="Varsayılan_20_Paragraf_20_Yazı_20_Tipi"><text:span text:style-name="T9">(</text:span></text:span><text:span text:style-name="Varsayılan_20_Paragraf_20_Yazı_20_Tipi"><text:span text:style-name="T13">kategori_id, </text:span></text:span><text:span text:style-name="Varsayılan_20_Paragraf_20_Yazı_20_Tipi"><text:span text:style-name="T13"><text:s/></text:span></text:span><text:span text:style-name="Varsayılan_20_Paragraf_20_Yazı_20_Tipi"><text:span text:style-name="T13">kategori_ad</text:span></text:span><text:span text:style-name="Varsayılan_20_Paragraf_20_Yazı_20_Tipi"><text:span text:style-name="T9">)</text:span></text:span><text:span text:style-name="Varsayılan_20_Paragraf_20_Yazı_20_Tipi"><text:span text:style-name="T9"><text:line-break/></text:span></text:span></text:p>
        </text:list-item>
        <text:list-item>
          <text:p text:style-name="P16"><text:span text:style-name="Varsayılan_20_Paragraf_20_Yazı_20_Tipi"><text:span text:style-name="T9">ETKINLIK</text:span></text:span><text:span text:style-name="Varsayılan_20_Paragraf_20_Yazı_20_Tipi"><text:span text:style-name="T9">(</text:span></text:span><text:span text:style-name="Varsayılan_20_Paragraf_20_Yazı_20_Tipi"><text:span text:style-name="T13">etkinlik_id</text:span></text:span><text:span text:style-name="Varsayılan_20_Paragraf_20_Yazı_20_Tipi"><text:span text:style-name="T9">, </text:span></text:span><text:span text:style-name="Varsayılan_20_Paragraf_20_Yazı_20_Tipi"><text:span text:style-name="T9"><text:s/>etkinlik_ad</text:span></text:span><text:span text:style-name="Varsayılan_20_Paragraf_20_Yazı_20_Tipi"><text:span text:style-name="T9">, </text:span></text:span><text:span text:style-name="Varsayılan_20_Paragraf_20_Yazı_20_Tipi"><text:span text:style-name="T9">etkinlik</text:span></text:span><text:span text:style-name="Varsayılan_20_Paragraf_20_Yazı_20_Tipi"><text:span text:style-name="T9">_ilk </text:span></text:span><text:span text:style-name="Varsayılan_20_Paragraf_20_Yazı_20_Tipi"><text:span text:style-name="T9">_gun, etkinlik</text:span></text:span><text:span text:style-name="Varsayılan_20_Paragraf_20_Yazı_20_Tipi"><text:span text:style-name="T9">_ilk </text:span></text:span><text:span text:style-name="Varsayılan_20_Paragraf_20_Yazı_20_Tipi"><text:span text:style-name="T9">_ay, </text:span></text:span><text:soft-page-break/><text:span text:style-name="Varsayılan_20_Paragraf_20_Yazı_20_Tipi"><text:span text:style-name="T9">etkinlik</text:span></text:span><text:span text:style-name="Varsayılan_20_Paragraf_20_Yazı_20_Tipi"><text:span text:style-name="T9">_ilk</text:span></text:span><text:span text:style-name="Varsayılan_20_Paragraf_20_Yazı_20_Tipi"><text:span text:style-name="T9">_yil</text:span></text:span><text:span text:style-name="Varsayılan_20_Paragraf_20_Yazı_20_Tipi"><text:span text:style-name="T9">,</text:span></text:span><text:span text:style-name="Varsayılan_20_Paragraf_20_Yazı_20_Tipi"><text:span text:style-name="T9"> </text:span></text:span><text:span text:style-name="Varsayılan_20_Paragraf_20_Yazı_20_Tipi"><text:span text:style-name="T9">etkinlik_son _gun, etkinlik_son _ay, etkinlik_son_yil,</text:span></text:span><text:span text:style-name="Varsayılan_20_Paragraf_20_Yazı_20_Tipi"><text:span text:style-name="T9"> etkinlik_saat, etkinlik_durum</text:span></text:span><text:span text:style-name="Varsayılan_20_Paragraf_20_Yazı_20_Tipi"><text:span text:style-name="T9">, kategori_id</text:span></text:span><text:span text:style-name="Varsayılan_20_Paragraf_20_Yazı_20_Tipi"><text:span text:style-name="T9">)</text:span></text:span></text:p>
        </text:list-item>
      </text:list>
      <text:p text:style-name="Standard"/>
      <text:list xml:id="list2128216199" text:continue-numbering="true" text:style-name="L2">
        <text:list-item>
          <text:p text:style-name="P16"><text:span text:style-name="Varsayılan_20_Paragraf_20_Yazı_20_Tipi"><text:span text:style-name="T9">YER(</text:span></text:span><text:span text:style-name="Varsayılan_20_Paragraf_20_Yazı_20_Tipi"><text:span text:style-name="T14">yer_id</text:span></text:span><text:span text:style-name="Varsayılan_20_Paragraf_20_Yazı_20_Tipi"><text:span text:style-name="T9">, etkinlik_id, ililce_id)</text:span></text:span></text:p>
        </text:list-item>
      </text:list>
      <text:p text:style-name="P11"/>
      <text:list xml:id="list329939834" text:continue-numbering="true" text:style-name="L2">
        <text:list-item>
          <text:p text:style-name="P16"><text:span text:style-name="Varsayılan_20_Paragraf_20_Yazı_20_Tipi"><text:span text:style-name="T9">SALON(</text:span></text:span><text:span text:style-name="Varsayılan_20_Paragraf_20_Yazı_20_Tipi"><text:span text:style-name="T14">salon_id</text:span></text:span><text:span text:style-name="Varsayılan_20_Paragraf_20_Yazı_20_Tipi"><text:span text:style-name="T9">, salon_ad, salon_kapasite, </text:span></text:span><text:span text:style-name="Varsayılan_20_Paragraf_20_Yazı_20_Tipi"><text:span text:style-name="T10">ililce_id</text:span></text:span><text:span text:style-name="Varsayılan_20_Paragraf_20_Yazı_20_Tipi"><text:span text:style-name="T9">)<text:line-break/></text:span></text:span></text:p>
        </text:list-item>
        <text:list-item>
          <text:p text:style-name="P17"><text:span text:style-name="Varsayılan_20_Paragraf_20_Yazı_20_Tipi"><text:span text:style-name="T2">MEMBER(</text:span></text:span><text:span text:style-name="Varsayılan_20_Paragraf_20_Yazı_20_Tipi"><text:span text:style-name="T3">member_id</text:span></text:span><text:span text:style-name="Varsayılan_20_Paragraf_20_Yazı_20_Tipi"><text:span text:style-name="T2">, ililce_id, member_name, member_surname, member_email , <text:s/>member_username, member_password, member_telephone )</text:span></text:span></text:p>
        </text:list-item>
      </text:list>
      <text:p text:style-name="Standard"/>
      <text:list xml:id="list949025041" text:continue-numbering="true" text:style-name="L2">
        <text:list-item>
          <text:p text:style-name="P16"><text:span text:style-name="Varsayılan_20_Paragraf_20_Yazı_20_Tipi"><text:span text:style-name="T2">ADMIN(</text:span></text:span><text:span text:style-name="Varsayılan_20_Paragraf_20_Yazı_20_Tipi"><text:span text:style-name="T5">admin_id</text:span></text:span><text:span text:style-name="Varsayılan_20_Paragraf_20_Yazı_20_Tipi"><text:span text:style-name="T2">, admin_name, admin_surname, admin_password)</text:span></text:span></text:p>
        </text:list-item>
      </text:list>
      <text:p text:style-name="Standard"/>
      <text:list xml:id="list43369339" text:continue-numbering="true" text:style-name="L2">
        <text:list-item>
          <text:p text:style-name="P16"><text:span text:style-name="Varsayılan_20_Paragraf_20_Yazı_20_Tipi"><text:span text:style-name="T2">UCRET(</text:span></text:span><text:span text:style-name="Varsayılan_20_Paragraf_20_Yazı_20_Tipi"><text:span text:style-name="T5">ucret_id</text:span></text:span><text:span text:style-name="Varsayılan_20_Paragraf_20_Yazı_20_Tipi"><text:span text:style-name="T2">, ucret_ad, ucret_fiyat)<text:line-break/></text:span></text:span></text:p>
        </text:list-item>
        <text:list-item>
          <text:p text:style-name="P16"><text:span text:style-name="Varsayılan_20_Paragraf_20_Yazı_20_Tipi"><text:span text:style-name="T1">REZERVE</text:span></text:span><text:span text:style-name="Varsayılan_20_Paragraf_20_Yazı_20_Tipi"><text:span text:style-name="T9">(</text:span></text:span><text:span text:style-name="Varsayılan_20_Paragraf_20_Yazı_20_Tipi"><text:span text:style-name="T14">rezerve_id</text:span></text:span><text:span text:style-name="Varsayılan_20_Paragraf_20_Yazı_20_Tipi"><text:span text:style-name="T9">, rezerve_gun, rezerve_ay, rezerve_yil, </text:span></text:span><text:span text:style-name="Varsayılan_20_Paragraf_20_Yazı_20_Tipi"><text:span text:style-name="T11">etkinlik_id,</text:span></text:span><text:span text:style-name="Varsayılan_20_Paragraf_20_Yazı_20_Tipi"><text:span text:style-name="T9"> yer_id, <text:s/></text:span></text:span><text:span text:style-name="Varsayılan_20_Paragraf_20_Yazı_20_Tipi"><text:span text:style-name="T11">salon_id, </text:span></text:span><text:span text:style-name="Varsayılan_20_Paragraf_20_Yazı_20_Tipi"><text:span text:style-name="T9">koltuk_id, ucret_id, member_id</text:span></text:span><text:span text:style-name="Varsayılan_20_Paragraf_20_Yazı_20_Tipi"><text:span text:style-name="T1">)<text:line-break/></text:span></text:span></text:p>
        </text:list-item>
        <text:list-item>
          <text:p text:style-name="P16"><text:span text:style-name="Varsayılan_20_Paragraf_20_Yazı_20_Tipi"><text:span text:style-name="T1">KOLTUK(</text:span></text:span><text:span text:style-name="Varsayılan_20_Paragraf_20_Yazı_20_Tipi"><text:span text:style-name="T13">koltuk_id</text:span></text:span><text:span text:style-name="Varsayılan_20_Paragraf_20_Yazı_20_Tipi"><text:span text:style-name="T9">, koltuk_a</text:span></text:span><text:span text:style-name="Varsayılan_20_Paragraf_20_Yazı_20_Tipi"><text:span text:style-name="T9">d</text:span></text:span><text:span text:style-name="Varsayılan_20_Paragraf_20_Yazı_20_Tipi"><text:span text:style-name="T9">, salon_id</text:span></text:span><text:span text:style-name="Varsayılan_20_Paragraf_20_Yazı_20_Tipi"><text:span text:style-name="T1">)</text:span></text:span><text:span text:style-name="Varsayılan_20_Paragraf_20_Yazı_20_Tipi"><text:span text:style-name="T1"><text:line-break/></text:span></text:span></text:p>
        </text:list-item>
        <text:list-item>
          <text:p text:style-name="P16"><text:span text:style-name="Varsayılan_20_Paragraf_20_Yazı_20_Tipi"><text:span text:style-name="T1">ILI</text:span></text:span><text:span text:style-name="Varsayılan_20_Paragraf_20_Yazı_20_Tipi"><text:span text:style-name="T1">LCE(</text:span></text:span><text:span text:style-name="Varsayılan_20_Paragraf_20_Yazı_20_Tipi"><text:span text:style-name="T13">il</text:span></text:span><text:span text:style-name="Varsayılan_20_Paragraf_20_Yazı_20_Tipi"><text:span text:style-name="T13">ilce_id</text:span></text:span><text:span text:style-name="Varsayılan_20_Paragraf_20_Yazı_20_Tipi"><text:span text:style-name="T9">, il, ilce</text:span></text:span><text:span text:style-name="Varsayılan_20_Paragraf_20_Yazı_20_Tipi"><text:span text:style-name="T1">)</text:span></text:span></text:p>
        </text:list-item>
      </text:list>
      <text:p text:style-name="P6"/>
      <text:p text:style-name="Standard"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2"><text:line-break/></text:span></text:span><text:span text:style-name="Varsayılan_20_Paragraf_20_Yazı_20_Tipi"><text:span text:style-name="T1"><text:line-break/></text:span></text:span><text:span text:style-name="Varsayılan_20_Paragraf_20_Yazı_20_Tipi"><text:span text:style-name="T1"><text:line-break/></text:span></text:span><text:span text:style-name="Varsayılan_20_Paragraf_20_Yazı_20_Tipi"><text:span text:style-name="T1"><text:line-break/>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8"><text:span text:style-name="Varsayılan_20_Paragraf_20_Yazı_20_Tipi"><text:span text:style-name="T9"><text:line-break/></text:span></text:span><text:span text:style-name="Varsayılan_20_Paragraf_20_Yazı_20_Tipi"><text:span text:style-name="T6">VARLIK İLİŞKİ ÇİZENEĞİ</text:span></text:span><text:span text:style-name="Varsayılan_20_Paragraf_20_Yazı_20_Tipi"><text:span text:style-name="T6"><text:line-break/></text:span></text:span></text:p>
      <text:p text:style-name="Standard"><draw:custom-shape text:anchor-type="paragraph" draw:z-index="39" draw:name="Serbest Form 19" draw:style-name="gr3" draw:text-style-name="P24" svg:width="1.92cm" svg:height="0.726cm" svg:x="0.035cm" svg:y="0.464cm"><text:p text:style-name="P23"><text:span text:style-name="T16">il-ilce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40" draw:name="Serbest Form 20" draw:style-name="gr3" draw:text-style-name="P24" svg:width="1.92cm" svg:height="0.726cm" svg:x="14.554cm" svg:y="0.549cm"><text:p text:style-name="P23"><text:span text:style-name="T16">user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12"/></text:span></text:p>
      <text:p text:style-name="P6"/>
      <text:p text:style-name="Standard"><draw:connector text:anchor-type="paragraph" draw:z-index="36" draw:name="Düz Bağlayıcı 21" draw:style-name="gr2" draw:type="line" svg:x1="1.422cm" svg:y1="1.141cm" svg:x2="0.827cm" svg:y2="0.055cm" svg:d="m806 647-337-616"><text:p/></draw:connector><draw:connector text:anchor-type="paragraph" draw:z-index="46" draw:name="Düz Bağlayıcı 22" draw:style-name="gr2" draw:type="line" svg:x1="14.222cm" svg:y1="1.058cm" svg:x2="15.478cm" svg:y2="0.139cm" svg:d="m8063 600 712-521"><text:p/></draw:connector><text:span text:style-name="Varsayılan_20_Paragraf_20_Yazı_20_Tipi"><text:span text:style-name="T12"/></text:span></text:p>
      <text:p text:style-name="Standard"><draw:custom-shape text:anchor-type="paragraph" draw:z-index="1" draw:name="Dikdörtgen 23" draw:style-name="gr1" draw:text-style-name="P24" svg:width="3.47cm" svg:height="1.853cm" svg:x="10.751cm" svg:y="0.49cm"><text:p text:style-name="P23">MUSTERI</text:p><draw:enhanced-geometry svg:viewBox="0 0 21600 21600" draw:type="non-primitive" draw:enhanced-path="M 0 0 L 21600 0 21600 21600 0 21600 Z N"/></draw:custom-shape><draw:custom-shape text:anchor-type="paragraph" draw:z-index="7" draw:name="Serbest Form 24" draw:style-name="gr3" draw:text-style-name="P24" svg:width="2.513cm" svg:height="3.012cm" svg:x="6.583cm" svg:y="0.109cm"><text:p text:style-name="P23">kişi yer bilgisi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text:span text:style-name="Varsayılan_20_Paragraf_20_Yazı_20_Tipi"><text:span text:style-name="T12"/></text:span></text:p>
      <text:p text:style-name="Standard"><draw:custom-shape text:anchor-type="paragraph" draw:z-index="2" draw:name="Dikdörtgen 25" draw:style-name="gr1" draw:text-style-name="P24" svg:width="3.437cm" svg:height="1.853cm" svg:x="1.423cm" svg:y="0.005cm"><text:p text:style-name="P23">İL_İLCE</text:p><draw:enhanced-geometry svg:viewBox="0 0 21600 21600" draw:type="non-primitive" draw:enhanced-path="M 0 0 L 21600 0 21600 21600 0 21600 Z N"/></draw:custom-shape><draw:custom-shape text:anchor-type="paragraph" draw:z-index="41" draw:name="Serbest Form 26" draw:style-name="gr3" draw:text-style-name="P24" svg:width="1.92cm" svg:height="0.726cm" svg:x="14.951cm" svg:y="0.492cm"><text:p text:style-name="P23">il-ilce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frame draw:style-name="fr1" draw:name="Metin Kutusu 27" text:anchor-type="paragraph" svg:x="5.491cm" svg:y="0.303cm" svg:width="1.09cm" style:rel-width="scale" svg:height="0.693cm" style:rel-height="scale" draw:z-index="68"><draw:text-box><text:p text:style-name="Normal"><text:span text:style-name="Varsayılan_20_Paragraf_20_Yazı_20_Tipi"><text:span text:style-name="T7">1</text:span></text:span></text:p></draw:text-box></draw:frame><draw:frame draw:style-name="fr1" draw:name="Metin Kutusu 28" text:anchor-type="paragraph" svg:x="9.46cm" svg:y="0.303cm" svg:width="1.09cm" style:rel-width="scale" svg:height="0.693cm" style:rel-height="scale" draw:z-index="69"><draw:text-box><text:p text:style-name="Normal"><text:span text:style-name="Varsayılan_20_Paragraf_20_Yazı_20_Tipi"><text:span text:style-name="T7">N</text:span></text:span></text:p></draw:text-box></draw:frame><text:span text:style-name="Varsayılan_20_Paragraf_20_Yazı_20_Tipi"><text:span text:style-name="T12"/></text:span></text:p>
      <text:p text:style-name="Standard"><draw:connector text:anchor-type="paragraph" draw:z-index="13" draw:name="Düz Bağlayıcı 29" draw:style-name="gr2" draw:type="line" svg:x1="4.861cm" svg:y1="0.43cm" svg:x2="6.583cm" svg:y2="0.43cm" svg:d="m2756 244h976"><text:p/></draw:connector><draw:connector text:anchor-type="paragraph" draw:z-index="14" draw:name="Düz Bağlayıcı 30" draw:style-name="gr2" draw:type="line" svg:x1="9.095cm" svg:y1="0.462cm" svg:x2="10.749cm" svg:y2="0.43cm" svg:d="m5156 262 938-18"><text:p/></draw:connector><draw:connector text:anchor-type="paragraph" draw:z-index="47" draw:name="Düz Bağlayıcı 31" draw:style-name="gr2" draw:type="line" svg:x1="14.222cm" svg:y1="0.307cm" svg:x2="14.947cm" svg:y2="0.275cm" svg:d="m8063 174 411-18"><text:p/></draw:connector><draw:connector text:anchor-type="paragraph" draw:z-index="67" draw:name="Düz Bağlayıcı 32" draw:style-name="gr2" draw:type="line" svg:x1="4.988cm" svg:y1="0.534cm" svg:x2="6.468cm" svg:y2="0.534cm" svg:d="m2828 303h839"><text:p/></draw:connector><text:span text:style-name="Varsayılan_20_Paragraf_20_Yazı_20_Tipi"><text:span text:style-name="T12"/></text:span></text:p>
      <text:p text:style-name="P6"/>
      <text:p text:style-name="Standard"><draw:connector text:anchor-type="paragraph" draw:z-index="5" draw:name="Düz Bağlayıcı 33" draw:style-name="gr2" draw:type="line" svg:x1="9.095cm" svg:y1="4.748cm" svg:x2="10.749cm" svg:y2="0.071cm" svg:d="m5156 2692 938-2652"><text:p/></draw:connector><draw:connector text:anchor-type="paragraph" draw:z-index="16" draw:name="Düz Bağlayıcı 34" draw:style-name="gr2" draw:type="line" svg:x1="3.475cm" svg:y1="2.741cm" svg:x2="3.44cm" svg:y2="0.153cm" svg:d="m1970 1554-20-1467"><text:p/></draw:connector><draw:connector text:anchor-type="paragraph" draw:z-index="37" draw:name="Düz Bağlayıcı 35" draw:style-name="gr2" draw:type="line" svg:x1="1.42cm" svg:y1="0.153cm" svg:x2="1.058cm" svg:y2="0.935cm" svg:d="m805 87-205 443"><text:p/></draw:connector><draw:connector text:anchor-type="paragraph" draw:z-index="38" draw:name="Düz Bağlayıcı 36" draw:style-name="gr2" draw:type="line" svg:x1="2.314cm" svg:y1="0.153cm" svg:x2="2.282cm" svg:y2="2.014cm" svg:d="m1312 87-18 1055"><text:p/></draw:connector><draw:connector text:anchor-type="paragraph" draw:z-index="48" draw:name="Düz Bağlayıcı 37" draw:style-name="gr2" draw:type="line" svg:x1="14.222cm" svg:y1="0.071cm" svg:x2="14.554cm" svg:y2="1.007cm" svg:d="m8063 40 188 531"><text:p/></draw:connector><draw:connector text:anchor-type="paragraph" draw:z-index="49" draw:name="Düz Bağlayıcı 38" draw:style-name="gr2" draw:type="line" svg:x1="13.825cm" svg:y1="0.071cm" svg:x2="13.859cm" svg:y2="2.161cm" svg:d="m7838 40 19 1185"><text:p/></draw:connector><draw:connector text:anchor-type="paragraph" draw:z-index="50" draw:name="Düz Bağlayıcı 39" draw:style-name="gr2" draw:type="line" svg:x1="12.965cm" svg:y1="0.071cm" svg:x2="12.965cm" svg:y2="3.209cm" svg:d="m7350 40v1779"><text:p/></draw:connector><draw:connector text:anchor-type="paragraph" draw:z-index="51" draw:name="Düz Bağlayıcı 40" draw:style-name="gr2" draw:type="line" svg:x1="11.638cm" svg:y1="0.071cm" svg:x2="11.576cm" svg:y2="4.212cm" svg:d="m6598 40-35 2348"><text:p/></draw:connector><text:span text:style-name="Varsayılan_20_Paragraf_20_Yazı_20_Tipi"><text:span text:style-name="T12"/></text:span></text:p>
      <text:p text:style-name="Standard"><draw:custom-shape text:anchor-type="paragraph" draw:z-index="35" draw:name="Serbest Form 41" draw:style-name="gr3" draw:text-style-name="P24" svg:width="1.92cm" svg:height="0.726cm" svg:x="0.102cm" svg:y="0.369cm"><text:p text:style-name="P25"><text:s text:c="7"/>il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42" draw:name="Serbest Form 42" draw:style-name="gr3" draw:text-style-name="P24" svg:width="1.92cm" svg:height="0.726cm" svg:x="14.554cm" svg:y="0.323cm"><text:p text:style-name="P25"><text:s text:c="5"/>a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frame draw:style-name="fr1" draw:name="Metin Kutusu 43" text:anchor-type="paragraph" svg:x="3.692cm" svg:y="0.427cm" svg:width="1.09cm" style:rel-width="scale" svg:height="0.769cm" style:rel-height="scale" draw:z-index="79"><draw:text-box><text:p text:style-name="Normal"><text:span text:style-name="Varsayılan_20_Paragraf_20_Yazı_20_Tipi"><text:span text:style-name="T7">N</text:span></text:span></text:p></draw:text-box></draw:frame><text:span text:style-name="Varsayılan_20_Paragraf_20_Yazı_20_Tipi"><text:span text:style-name="T12"/></text:span></text:p>
      <text:p text:style-name="Standard"><draw:frame draw:style-name="fr1" draw:name="Metin Kutusu 44" text:anchor-type="paragraph" svg:x="9.393cm" svg:y="0.534cm" svg:width="1.09cm" style:rel-width="scale" svg:height="0.693cm" style:rel-height="scale" draw:z-index="66"><draw:text-box><text:p text:style-name="Normal"><text:span text:style-name="Varsayılan_20_Paragraf_20_Yazı_20_Tipi"><text:span text:style-name="T7">N</text:span></text:span></text:p></draw:text-box></draw:frame><text:span text:style-name="Varsayılan_20_Paragraf_20_Yazı_20_Tipi"><text:span text:style-name="T12"/></text:span></text:p>
      <text:p text:style-name="Standard"><draw:custom-shape text:anchor-type="paragraph" draw:z-index="34" draw:name="Serbest Form 45" draw:style-name="gr3" draw:text-style-name="P24" svg:width="1.92cm" svg:height="0.726cm" svg:x="1.028cm" svg:y="0.312cm"><text:p text:style-name="P25"><text:s text:c="5"/>ilc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45" draw:name="Serbest Form 46" draw:style-name="gr3" draw:text-style-name="P24" svg:width="1.92cm" svg:height="0.726cm" svg:x="13.527cm" svg:y="0.459cm"><text:p text:style-name="P25"><text:s text:c="3"/>soya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12"/></text:span></text:p>
      <text:p text:style-name="Standard"><draw:custom-shape text:anchor-type="paragraph" draw:z-index="6" draw:name="Serbest Form 47" draw:style-name="gr3" draw:text-style-name="P24" svg:width="2.513cm" svg:height="3.012cm" svg:x="2.249cm" svg:y="0.471cm"><text:p text:style-name="P23">yer bilgisi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text:span text:style-name="Varsayılan_20_Paragraf_20_Yazı_20_Tipi"><text:span text:style-name="T12"/></text:span></text:p>
      <text:p text:style-name="Standard"><draw:custom-shape text:anchor-type="paragraph" draw:z-index="8" draw:name="Serbest Form 48" draw:style-name="gr3" draw:text-style-name="P24" svg:width="2.513cm" svg:height="3.012cm" svg:x="6.583cm" svg:y="0.407cm"><text:p text:style-name="P23">satın alma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43" draw:name="Serbest Form 49" draw:style-name="gr3" draw:text-style-name="P24" svg:width="1.92cm" svg:height="0.726cm" svg:x="12.271cm" svg:y="0.37cm"><text:p text:style-name="P25"><text:s text:c="3"/>ceptel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12"/></text:span></text:p>
      <text:p text:style-name="P6"/>
      <text:p text:style-name="Standard"><draw:custom-shape text:anchor-type="paragraph" draw:z-index="44" draw:name="Serbest Form 50" draw:style-name="gr3" draw:text-style-name="P24" svg:width="1.92cm" svg:height="0.726cm" svg:x="10.751cm" svg:y="0.238cm"><text:p text:style-name="P25"><text:s text:c="4"/>email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text:span text:style-name="Varsayılan_20_Paragraf_20_Yazı_20_Tipi"><text:span text:style-name="T12"/></text:span></text:p>
      <text:p text:style-name="Standard"><draw:connector text:anchor-type="paragraph" draw:z-index="4" draw:name="Düz Bağlayıcı 51" draw:style-name="gr2" draw:type="line" svg:x1="4.994cm" svg:y1="3.727cm" svg:x2="6.581cm" svg:y2="0.208cm" svg:d="m2831 2113 900-1995"><text:p/></draw:connector><text:span text:style-name="Varsayılan_20_Paragraf_20_Yazı_20_Tipi"><text:span text:style-name="T12"/></text:span></text:p>
      <text:p text:style-name="P6"/>
      <text:p text:style-name="Standard"><draw:connector text:anchor-type="paragraph" draw:z-index="15" draw:name="Düz Bağlayıcı 52" draw:style-name="gr2" draw:type="line" svg:x1="3.471cm" svg:y1="0.074cm" svg:x2="3.408cm" svg:y2="2.593cm" svg:d="m1968 42-36 1428"><text:p/></draw:connector><draw:frame draw:style-name="fr1" draw:name="Metin Kutusu 53" text:anchor-type="paragraph" svg:x="4.994cm" svg:y="0.474cm" svg:width="1.09cm" style:rel-width="scale" svg:height="0.693cm" style:rel-height="scale" draw:z-index="65"><draw:text-box><text:p text:style-name="Normal"><text:span text:style-name="Varsayılan_20_Paragraf_20_Yazı_20_Tipi"><text:span text:style-name="T7">N</text:span></text:span></text:p></draw:text-box></draw:frame><text:span text:style-name="Varsayılan_20_Paragraf_20_Yazı_20_Tipi"><text:span text:style-name="T12"/></text:span></text:p>
      <text:p text:style-name="Standard"><draw:custom-shape text:anchor-type="paragraph" draw:z-index="25" draw:name="Serbest Form 54" draw:style-name="gr3" draw:text-style-name="P24" svg:width="1.92cm" svg:height="0.726cm" svg:x="0.102cm" svg:y="0.43cm"><text:p text:style-name="P25"><text:span text:style-name="T16">etkinlik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52" draw:name="Serbest Form 55" draw:style-name="gr3" draw:text-style-name="P24" svg:width="2.214cm" svg:height="0.763cm" svg:x="14.388cm" svg:y="0.238cm"><text:p text:style-name="P23"><text:span text:style-name="T16">etkinlik_ko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frame draw:style-name="fr1" draw:name="Metin Kutusu 56" text:anchor-type="paragraph" svg:x="3.605cm" svg:y="0.464cm" svg:width="1.09cm" style:rel-width="scale" svg:height="0.693cm" style:rel-height="scale" draw:z-index="70"><draw:text-box><text:p text:style-name="Normal"><text:span text:style-name="Varsayılan_20_Paragraf_20_Yazı_20_Tipi"><text:span text:style-name="T7">N</text:span></text:span></text:p></draw:text-box></draw:frame><text:span text:style-name="Varsayılan_20_Paragraf_20_Yazı_20_Tipi"><text:span text:style-name="T12"/></text:span></text:p>
      <text:p text:style-name="Standard"><draw:connector text:anchor-type="paragraph" draw:z-index="59" draw:name="Düz Bağlayıcı 57" draw:style-name="gr2" draw:type="line" svg:x1="14.519cm" svg:y1="1.392cm" svg:x2="15.18cm" svg:y2="0.397cm" svg:d="m8231 789 375-564"><text:p/></draw:connector><text:span text:style-name="Varsayılan_20_Paragraf_20_Yazı_20_Tipi"><text:span text:style-name="T12"/></text:span></text:p>
      <text:p text:style-name="Standard"><draw:custom-shape text:anchor-type="paragraph" draw:z-index="0" draw:name="Dikdörtgen 58" draw:style-name="gr1" draw:text-style-name="P24" svg:width="3.437cm" svg:height="1.853cm" svg:x="11.15cm" svg:y="8.283cm"><text:p text:style-name="P23">REZERVE</text:p><draw:enhanced-geometry svg:viewBox="0 0 21600 21600" draw:type="non-primitive" draw:enhanced-path="M 0 0 L 21600 0 21600 21600 0 21600 Z N"/></draw:custom-shape><draw:custom-shape text:anchor-type="paragraph" draw:z-index="3" draw:name="Dikdörtgen 59" draw:style-name="gr1" draw:text-style-name="P24" svg:width="3.47cm" svg:height="1.853cm" svg:x="1.589cm" svg:y="8.165cm"><text:p text:style-name="P23">KOLTUK</text:p><draw:enhanced-geometry svg:viewBox="0 0 21600 21600" draw:type="non-primitive" draw:enhanced-path="M 0 0 L 21600 0 21600 21600 0 21600 Z N"/></draw:custom-shape><draw:custom-shape text:anchor-type="paragraph" draw:z-index="99" draw:name="Dikdörtgen 60" draw:style-name="gr1" draw:text-style-name="P24" svg:width="3.47cm" svg:height="1.701cm" svg:x="1.522cm" svg:y="0.891cm"><text:p text:style-name="P23">ETKINLIK_YER</text:p><draw:enhanced-geometry svg:viewBox="0 0 21600 21600" draw:type="non-primitive" draw:enhanced-path="M 0 0 L 21600 0 21600 21600 0 21600 Z N"/></draw:custom-shape><draw:custom-shape text:anchor-type="paragraph" draw:z-index="100" draw:name="Dikdörtgen 61" draw:style-name="gr1" draw:text-style-name="P24" svg:width="3.47cm" svg:height="1.853cm" svg:x="11.047cm" svg:y="0.826cm"><text:p text:style-name="P23">ETKINLIK_TIP</text:p><draw:enhanced-geometry svg:viewBox="0 0 21600 21600" draw:type="non-primitive" draw:enhanced-path="M 0 0 L 21600 0 21600 21600 0 21600 Z N"/></draw:custom-shape><draw:custom-shape text:anchor-type="paragraph" draw:z-index="9" draw:name="Serbest Form 62" draw:style-name="gr3" draw:text-style-name="P24" svg:width="2.513cm" svg:height="3.012cm" svg:x="6.629cm" svg:y="4.157cm"><text:p text:style-name="P23">etkinlik alanı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10" draw:name="Serbest Form 63" draw:style-name="gr3" draw:text-style-name="P24" svg:width="2.513cm" svg:height="3.012cm" svg:x="6.583cm" svg:y="0.407cm"><text:p text:style-name="P23">etkinlik alanı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11" draw:name="Serbest Form 64" draw:style-name="gr3" draw:text-style-name="P24" svg:width="2.513cm" svg:height="3.012cm" svg:x="6.583cm" svg:y="0.407cm"><text:p text:style-name="P23">etkinlik alanı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ustom-shape text:anchor-type="paragraph" draw:z-index="12" draw:name="Serbest Form 65" draw:style-name="gr3" draw:text-style-name="P24" svg:width="2.513cm" svg:height="3.012cm" svg:x="6.648cm" svg:y="7.699cm"><text:p text:style-name="P23">rezerve<text:line-break/> kontrol</text:p><draw:enhanced-geometry svg:viewBox="0 0 21600 21600" draw:text-areas="?f13 ?f13 ?f14 ?f14" draw:glue-points="?f10 ?f11 ?f11 ?f10 ?f10 ?f12 ?f12 ?f10" draw:type="non-primitive" draw:enhanced-path="M ?f0 ?f2 L ?f2 ?f0 ?f1 ?f2 ?f2 ?f1 ?f0 ?f2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onnector text:anchor-type="paragraph" draw:z-index="17" draw:name="Düz Bağlayıcı 66" draw:style-name="gr2" draw:type="line" svg:x1="6.581cm" svg:y1="1.898cm" svg:x2="4.994cm" svg:y2="1.866cm" svg:d="m3731 1076-900-18"><text:p/></draw:connector><draw:connector text:anchor-type="paragraph" draw:z-index="18" draw:name="Düz Bağlayıcı 67" draw:style-name="gr2" draw:type="line" svg:x1="9.095cm" svg:y1="1.919cm" svg:x2="11.047cm" svg:y2="1.919cm" svg:d="m5156 1088h1107"><text:p/></draw:connector><draw:connector text:anchor-type="paragraph" draw:z-index="19" draw:name="Düz Bağlayıcı 68" draw:style-name="gr2" draw:type="line" svg:x1="6.65cm" svg:y1="9.197cm" svg:x2="5.061cm" svg:y2="9.206cm" svg:d="m3770 5214-901 5"><text:p/></draw:connector><draw:connector text:anchor-type="paragraph" draw:z-index="20" draw:name="Düz Bağlayıcı 69" draw:style-name="gr2" draw:type="line" svg:x1="9.16cm" svg:y1="9.186cm" svg:x2="11.148cm" svg:y2="9.185cm" svg:d="m5193 5208 1127-1"><text:p/></draw:connector><draw:connector text:anchor-type="paragraph" draw:z-index="21" draw:name="Düz Bağlayıcı 70" draw:style-name="gr2" draw:type="line" svg:x1="9.266cm" svg:y1="2.032cm" svg:x2="10.896cm" svg:y2="2.032cm" svg:d="m5253 1152h924"><text:p/></draw:connector><draw:connector text:anchor-type="paragraph" draw:z-index="22" draw:name="Düz Bağlayıcı 71" draw:style-name="gr2" draw:type="line" svg:x1="4.994cm" svg:y1="2.595cm" svg:x2="7.89cm" svg:y2="4.157cm" svg:d="m2831 1471 1642 886"><text:p/></draw:connector><draw:connector text:anchor-type="paragraph" draw:z-index="23" draw:name="Düz Bağlayıcı 72" draw:style-name="gr2" draw:type="line" svg:x1="7.865cm" svg:y1="7.168cm" svg:x2="11.146cm" svg:y2="8.283cm" svg:d="m4459 4064 1860 632"><text:p/></draw:connector><draw:custom-shape text:anchor-type="paragraph" draw:z-index="24" draw:name="Serbest Form 73" draw:style-name="gr3" draw:text-style-name="P24" svg:width="1.92cm" svg:height="0.726cm" svg:x="1.159cm" svg:y="4.586cm"><text:p text:style-name="P25"><text:s text:c="2"/>kapasite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26" draw:name="Serbest Form 74" draw:style-name="gr3" draw:text-style-name="P24" svg:width="1.92cm" svg:height="0.726cm" svg:x="4.135cm" svg:y="3.859cm"><text:p text:style-name="P25">etkinlik_a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27" draw:name="Serbest Form 75" draw:style-name="gr3" draw:text-style-name="P24" svg:width="2.183cm" svg:height="0.802cm" svg:x="2.284cm" svg:y="5.546cm"><text:p text:style-name="P25">etkinlik_ko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28" draw:name="Serbest Form 76" draw:style-name="gr3" draw:text-style-name="P24" svg:width="1.92cm" svg:height="0.726cm" svg:x="0.198cm" svg:y="3.528cm"><text:p text:style-name="P25">il-ilce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29" draw:name="Düz Bağlayıcı 77" draw:style-name="gr2" draw:type="line" svg:x1="0.993cm" svg:y1="0.021cm" svg:x2="1.52cm" svg:y2="0.889cm" svg:d="m563 12 299 492"><text:p/></draw:connector><draw:connector text:anchor-type="paragraph" draw:z-index="30" draw:name="Düz Bağlayıcı 78" draw:style-name="gr2" draw:type="line" svg:x1="1.519cm" svg:y1="2.595cm" svg:x2="1.159cm" svg:y2="3.526cm" svg:d="m861 1471-204 528"><text:p/></draw:connector><draw:connector text:anchor-type="paragraph" draw:z-index="31" draw:name="Düz Bağlayıcı 79" draw:style-name="gr2" draw:type="line" svg:x1="2.381cm" svg:y1="2.595cm" svg:x2="2.35cm" svg:y2="4.584cm" svg:d="m1350 1471-18 1128"><text:p/></draw:connector><draw:connector text:anchor-type="paragraph" draw:z-index="32" draw:name="Düz Bağlayıcı 80" draw:style-name="gr2" draw:type="line" svg:x1="3.307cm" svg:y1="2.595cm" svg:x2="3.276cm" svg:y2="5.546cm" svg:d="m1875 1471-18 1673"><text:p/></draw:connector><draw:connector text:anchor-type="paragraph" draw:z-index="33" draw:name="Düz Bağlayıcı 81" draw:style-name="gr2" draw:type="line" svg:x1="4.168cm" svg:y1="2.595cm" svg:x2="4.994cm" svg:y2="3.859cm" svg:d="m2363 1471 468 717"><text:p/></draw:connector><draw:custom-shape text:anchor-type="paragraph" draw:z-index="53" draw:name="Serbest Form 82" draw:style-name="gr3" draw:text-style-name="P24" svg:width="1.92cm" svg:height="0.726cm" svg:x="15.05cm" svg:y="1.395cm"><text:p text:style-name="P25">etkinlik_tur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54" draw:name="Serbest Form 83" draw:style-name="gr3" draw:text-style-name="P24" svg:width="1.92cm" svg:height="0.726cm" svg:x="0.067cm" svg:y="6.918cm"><text:p text:style-name="P23"><text:span text:style-name="T16">koltuk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55" draw:name="Serbest Form 84" draw:style-name="gr3" draw:text-style-name="P24" svg:width="1.92cm" svg:height="0.726cm" svg:x="15.018cm" svg:y="8.738cm"><text:p text:style-name="P23">user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56" draw:name="Serbest Form 85" draw:style-name="gr3" draw:text-style-name="P24" svg:width="1.92cm" svg:height="0.726cm" svg:x="0.035cm" svg:y="10.79cm"><text:p text:style-name="P25">koltuk_ko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57" draw:name="Serbest Form 86" draw:style-name="gr3" draw:text-style-name="P24" svg:width="1.92cm" svg:height="0.726cm" svg:x="14.291cm" svg:y="6.588cm"><text:p text:style-name="P25"><text:span text:style-name="T16">etkinlik_id</text:span>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ustom-shape text:anchor-type="paragraph" draw:z-index="58" draw:name="Serbest Form 87" draw:style-name="gr3" draw:text-style-name="P24" svg:width="1.92cm" svg:height="0.726cm" svg:x="14.323cm" svg:y="10.83cm"><text:p text:style-name="P23">koltuk_id</text:p><draw:enhanced-geometry svg:viewBox="0 0 21600 21600" draw:text-areas="?f8 ?f8 ?f9 ?f9" draw:glue-points="?f56 ?f57 ?f57 ?f56 ?f56 ?f58 ?f58 ?f56" draw:type="non-primitive" draw:enhanced-path="M ?f4 ?f6 A ?f98 ?f99 ?f100 ?f101 ?f4 ?f6 ?f95 ?f97 W ?f102 ?f103 ?f104 ?f105 ?f4 ?f6 ?f95 ?f97 L ?f7 ?f4 A ?f145 ?f146 ?f147 ?f148 ?f7 ?f4 ?f142 ?f144 W ?f149 ?f150 ?f151 ?f152 ?f7 ?f4 ?f142 ?f144 L ?f5 ?f7 A ?f192 ?f193 ?f194 ?f195 ?f5 ?f7 ?f189 ?f191 W ?f196 ?f197 ?f198 ?f199 ?f5 ?f7 ?f189 ?f191 L ?f6 ?f5 A ?f239 ?f240 ?f241 ?f242 ?f6 ?f5 ?f236 ?f238 W ?f243 ?f244 ?f245 ?f246 ?f6 ?f5 ?f236 ?f238 Z N"><draw:equation draw:name="f0" draw:formula="16200000"/><draw:equation draw:name="f1" draw:formula="10800000"/><draw:equation draw:name="f2" draw:formula="5400000"/><draw:equation draw:name="f3" draw:formula="5419351 / 1725033"/><draw:equation draw:name="f4" draw:formula="0"/><draw:equation draw:name="f5" draw:formula="21600"/><draw:equation draw:name="f6" draw:formula="?f4 + 2540"/><draw:equation draw:name="f7" draw:formula="?f5 - 2540"/><draw:equation draw:name="f8" draw:formula="?f4 + 800"/><draw:equation draw:name="f9" draw:formula="?f5 - 800"/><draw:equation draw:name="f10" draw:formula="0 - ?f2"/><draw:equation draw:name="f11" draw:formula="?f5 - ?f4"/><draw:equation draw:name="f12" draw:formula="?f6 - ?f4"/><draw:equation draw:name="f13" draw:formula="0 - ?f6"/><draw:equation draw:name="f14" draw:formula="21600 - ?f7"/><draw:equation draw:name="f15" draw:formula="?f7 - ?f5"/><draw:equation draw:name="f16" draw:formula="?f11 / 21600"/><draw:equation draw:name="f17" draw:formula="abs(?f12)"/><draw:equation draw:name="f18" draw:formula="abs(?f13)"/><draw:equation draw:name="f19" draw:formula="if(?f12, ?f10, ?f2)"/><draw:equation draw:name="f20" draw:formula="if(?f12, ?f2, ?f10)"/><draw:equation draw:name="f21" draw:formula="if(?f13, 0, ?f1)"/><draw:equation draw:name="f22" draw:formula="if(?f13, ?f1, 0)"/><draw:equation draw:name="f23" draw:formula="abs(?f14)"/><draw:equation draw:name="f24" draw:formula="if(?f14, ?f10, ?f2)"/><draw:equation draw:name="f25" draw:formula="if(?f14, ?f2, ?f10)"/><draw:equation draw:name="f26" draw:formula="if(?f14, ?f0, ?f2)"/><draw:equation draw:name="f27" draw:formula="if(?f14, ?f2, ?f0)"/><draw:equation draw:name="f28" draw:formula="abs(?f15)"/><draw:equation draw:name="f29" draw:formula="if(?f15, ?f10, ?f2)"/><draw:equation draw:name="f30" draw:formula="if(?f15, ?f2, ?f10)"/><draw:equation draw:name="f31" draw:formula="if(?f14, 0, ?f1)"/><draw:equation draw:name="f32" draw:formula="if(?f14, ?f1, 0)"/><draw:equation draw:name="f33" draw:formula="if(?f13, ?f10, ?f2)"/><draw:equation draw:name="f34" draw:formula="if(?f13, ?f2, ?f10)"/><draw:equation draw:name="f35" draw:formula="if(?f13, ?f0, ?f2)"/><draw:equation draw:name="f36" draw:formula="if(?f13, ?f2, ?f0)"/><draw:equation draw:name="f37" draw:formula="10800 * ?f16"/><draw:equation draw:name="f38" draw:formula="0 * ?f16"/><draw:equation draw:name="f39" draw:formula="21600 * ?f16"/><draw:equation draw:name="f40" draw:formula="if(?f12, ?f22, ?f21)"/><draw:equation draw:name="f41" draw:formula="if(?f12, ?f21, ?f22)"/><draw:equation draw:name="f42" draw:formula="if(?f13, ?f19, ?f20)"/><draw:equation draw:name="f43" draw:formula="if(?f14, ?f27, ?f26)"/><draw:equation draw:name="f44" draw:formula="if(?f14, ?f26, ?f27)"/><draw:equation draw:name="f45" draw:formula="if(?f12, ?f25, ?f24)"/><draw:equation draw:name="f46" draw:formula="if(?f15, ?f32, ?f31)"/><draw:equation draw:name="f47" draw:formula="if(?f15, ?f31, ?f32)"/><draw:equation draw:name="f48" draw:formula="if(?f14, ?f29, ?f30)"/><draw:equation draw:name="f49" draw:formula="if(?f13, ?f36, ?f35)"/><draw:equation draw:name="f50" draw:formula="if(?f13, ?f35, ?f36)"/><draw:equation draw:name="f51" draw:formula="if(?f15, ?f34, ?f33)"/><draw:equation draw:name="f52" draw:formula="if(?f13, ?f40, ?f41)"/><draw:equation draw:name="f53" draw:formula="if(?f12, ?f44, ?f43)"/><draw:equation draw:name="f54" draw:formula="if(?f14, ?f46, ?f47)"/><draw:equation draw:name="f55" draw:formula="if(?f15, ?f50, ?f49)"/><draw:equation draw:name="f56" draw:formula="?f37 / ?f16"/><draw:equation draw:name="f57" draw:formula="?f38 / ?f16"/><draw:equation draw:name="f58" draw:formula="?f39 / ?f16"/><draw:equation draw:name="f59" draw:formula="21550000 - ?f42"/><draw:equation draw:name="f60" draw:formula="if(?f59, ?f42, 21550000)"/><draw:equation draw:name="f61" draw:formula="-21550000 - ?f60"/><draw:equation draw:name="f62" draw:formula="if(?f61, -21550000, ?f60)"/><draw:equation draw:name="f63" draw:formula="?f52 + ?f62"/><draw:equation draw:name="f64" draw:formula="?f52 + ?f2"/><draw:equation draw:name="f65" draw:formula="?f64 * ?f3 / ?f1"/><draw:equation draw:name="f66" draw:formula="0 - ?f65"/><draw:equation draw:name="f67" draw:formula="cos(?f66)"/><draw:equation draw:name="f68" draw:formula="0 - ?f67"/><draw:equation draw:name="f69" draw:formula="?f68 * ?f17"/><draw:equation draw:name="f70" draw:formula="sin(?f66)"/><draw:equation draw:name="f71" draw:formula="0 - ?f70"/><draw:equation draw:name="f72" draw:formula="?f71 * ?f18"/><draw:equation draw:name="f73" draw:formula="sqrt(?f69 * ?f69 + ?f72 * ?f72 + 0 * 0)"/><draw:equation draw:name="f74" draw:formula="?f17 * ?f18 / ?f73"/><draw:equation draw:name="f75" draw:formula="?f71 * ?f74"/><draw:equation draw:name="f76" draw:formula="?f4 - ?f75"/><draw:equation draw:name="f77" draw:formula="?f68 * ?f74"/><draw:equation draw:name="f78" draw:formula="?f6 - ?f77"/><draw:equation draw:name="f79" draw:formula="?f76 - ?f17"/><draw:equation draw:name="f80" draw:formula="?f78 - ?f18"/><draw:equation draw:name="f81" draw:formula="?f76 + ?f17"/><draw:equation draw:name="f82" draw:formula="?f78 + ?f18"/><draw:equation draw:name="f83" draw:formula="?f63 + ?f2"/><draw:equation draw:name="f84" draw:formula="?f83 * ?f3 / ?f1"/><draw:equation draw:name="f85" draw:formula="0 - ?f84"/><draw:equation draw:name="f86" draw:formula="cos(?f85)"/><draw:equation draw:name="f87" draw:formula="0 - ?f86"/><draw:equation draw:name="f88" draw:formula="?f87 * ?f17"/><draw:equation draw:name="f89" draw:formula="sin(?f85)"/><draw:equation draw:name="f90" draw:formula="0 - ?f89"/><draw:equation draw:name="f91" draw:formula="?f90 * ?f18"/><draw:equation draw:name="f92" draw:formula="sqrt(?f88 * ?f88 + ?f91 * ?f91 + 0 * 0)"/><draw:equation draw:name="f93" draw:formula="?f17 * ?f18 / ?f92"/><draw:equation draw:name="f94" draw:formula="?f90 * ?f93"/><draw:equation draw:name="f95" draw:formula="?f76 + ?f94"/><draw:equation draw:name="f96" draw:formula="?f87 * ?f93"/><draw:equation draw:name="f97" draw:formula="?f78 + ?f96"/><draw:equation draw:name="f98" draw:formula="if(?f62, ?f4, ?f79)"/><draw:equation draw:name="f99" draw:formula="if(?f62, ?f6, ?f80)"/><draw:equation draw:name="f100" draw:formula="if(?f62, ?f4, ?f81)"/><draw:equation draw:name="f101" draw:formula="if(?f62, ?f6, ?f82)"/><draw:equation draw:name="f102" draw:formula="if(?f62, ?f79, ?f95)"/><draw:equation draw:name="f103" draw:formula="if(?f62, ?f80, ?f97)"/><draw:equation draw:name="f104" draw:formula="if(?f62, ?f81, ?f95)"/><draw:equation draw:name="f105" draw:formula="if(?f62, ?f82, ?f97)"/><draw:equation draw:name="f106" draw:formula="21550000 - ?f45"/><draw:equation draw:name="f107" draw:formula="if(?f106, ?f45, 21550000)"/><draw:equation draw:name="f108" draw:formula="-21550000 - ?f107"/><draw:equation draw:name="f109" draw:formula="if(?f108, -21550000, ?f107)"/><draw:equation draw:name="f110" draw:formula="?f53 + ?f109"/><draw:equation draw:name="f111" draw:formula="?f53 + ?f2"/><draw:equation draw:name="f112" draw:formula="?f111 * ?f3 / ?f1"/><draw:equation draw:name="f113" draw:formula="0 - ?f112"/><draw:equation draw:name="f114" draw:formula="cos(?f113)"/><draw:equation draw:name="f115" draw:formula="0 - ?f114"/><draw:equation draw:name="f116" draw:formula="?f115 * ?f23"/><draw:equation draw:name="f117" draw:formula="sin(?f113)"/><draw:equation draw:name="f118" draw:formula="0 - ?f117"/><draw:equation draw:name="f119" draw:formula="?f118 * ?f17"/><draw:equation draw:name="f120" draw:formula="sqrt(?f116 * ?f116 + ?f119 * ?f119 + 0 * 0)"/><draw:equation draw:name="f121" draw:formula="?f23 * ?f17 / ?f120"/><draw:equation draw:name="f122" draw:formula="?f118 * ?f121"/><draw:equation draw:name="f123" draw:formula="?f7 - ?f122"/><draw:equation draw:name="f124" draw:formula="?f115 * ?f121"/><draw:equation draw:name="f125" draw:formula="?f4 - ?f124"/><draw:equation draw:name="f126" draw:formula="?f123 - ?f23"/><draw:equation draw:name="f127" draw:formula="?f125 - ?f17"/><draw:equation draw:name="f128" draw:formula="?f123 + ?f23"/><draw:equation draw:name="f129" draw:formula="?f125 + ?f17"/><draw:equation draw:name="f130" draw:formula="?f110 + ?f2"/><draw:equation draw:name="f131" draw:formula="?f130 * ?f3 / ?f1"/><draw:equation draw:name="f132" draw:formula="0 - ?f131"/><draw:equation draw:name="f133" draw:formula="cos(?f132)"/><draw:equation draw:name="f134" draw:formula="0 - ?f133"/><draw:equation draw:name="f135" draw:formula="?f134 * ?f23"/><draw:equation draw:name="f136" draw:formula="sin(?f132)"/><draw:equation draw:name="f137" draw:formula="0 - ?f136"/><draw:equation draw:name="f138" draw:formula="?f137 * ?f17"/><draw:equation draw:name="f139" draw:formula="sqrt(?f135 * ?f135 + ?f138 * ?f138 + 0 * 0)"/><draw:equation draw:name="f140" draw:formula="?f23 * ?f17 / ?f139"/><draw:equation draw:name="f141" draw:formula="?f137 * ?f140"/><draw:equation draw:name="f142" draw:formula="?f123 + ?f141"/><draw:equation draw:name="f143" draw:formula="?f134 * ?f140"/><draw:equation draw:name="f144" draw:formula="?f125 + ?f143"/><draw:equation draw:name="f145" draw:formula="if(?f109, ?f7, ?f126)"/><draw:equation draw:name="f146" draw:formula="if(?f109, ?f4, ?f127)"/><draw:equation draw:name="f147" draw:formula="if(?f109, ?f7, ?f128)"/><draw:equation draw:name="f148" draw:formula="if(?f109, ?f4, ?f129)"/><draw:equation draw:name="f149" draw:formula="if(?f109, ?f126, ?f142)"/><draw:equation draw:name="f150" draw:formula="if(?f109, ?f127, ?f144)"/><draw:equation draw:name="f151" draw:formula="if(?f109, ?f128, ?f142)"/><draw:equation draw:name="f152" draw:formula="if(?f109, ?f129, ?f144)"/><draw:equation draw:name="f153" draw:formula="21550000 - ?f48"/><draw:equation draw:name="f154" draw:formula="if(?f153, ?f48, 21550000)"/><draw:equation draw:name="f155" draw:formula="-21550000 - ?f154"/><draw:equation draw:name="f156" draw:formula="if(?f155, -21550000, ?f154)"/><draw:equation draw:name="f157" draw:formula="?f54 + ?f156"/><draw:equation draw:name="f158" draw:formula="?f54 + ?f2"/><draw:equation draw:name="f159" draw:formula="?f158 * ?f3 / ?f1"/><draw:equation draw:name="f160" draw:formula="0 - ?f159"/><draw:equation draw:name="f161" draw:formula="cos(?f160)"/><draw:equation draw:name="f162" draw:formula="0 - ?f161"/><draw:equation draw:name="f163" draw:formula="?f162 * ?f28"/><draw:equation draw:name="f164" draw:formula="sin(?f160)"/><draw:equation draw:name="f165" draw:formula="0 - ?f164"/><draw:equation draw:name="f166" draw:formula="?f165 * ?f23"/><draw:equation draw:name="f167" draw:formula="sqrt(?f163 * ?f163 + ?f166 * ?f166 + 0 * 0)"/><draw:equation draw:name="f168" draw:formula="?f28 * ?f23 / ?f167"/><draw:equation draw:name="f169" draw:formula="?f165 * ?f168"/><draw:equation draw:name="f170" draw:formula="?f5 - ?f169"/><draw:equation draw:name="f171" draw:formula="?f162 * ?f168"/><draw:equation draw:name="f172" draw:formula="?f7 - ?f171"/><draw:equation draw:name="f173" draw:formula="?f170 - ?f28"/><draw:equation draw:name="f174" draw:formula="?f172 - ?f23"/><draw:equation draw:name="f175" draw:formula="?f170 + ?f28"/><draw:equation draw:name="f176" draw:formula="?f172 + ?f23"/><draw:equation draw:name="f177" draw:formula="?f157 + ?f2"/><draw:equation draw:name="f178" draw:formula="?f177 * ?f3 / ?f1"/><draw:equation draw:name="f179" draw:formula="0 - ?f178"/><draw:equation draw:name="f180" draw:formula="cos(?f179)"/><draw:equation draw:name="f181" draw:formula="0 - ?f180"/><draw:equation draw:name="f182" draw:formula="?f181 * ?f28"/><draw:equation draw:name="f183" draw:formula="sin(?f179)"/><draw:equation draw:name="f184" draw:formula="0 - ?f183"/><draw:equation draw:name="f185" draw:formula="?f184 * ?f23"/><draw:equation draw:name="f186" draw:formula="sqrt(?f182 * ?f182 + ?f185 * ?f185 + 0 * 0)"/><draw:equation draw:name="f187" draw:formula="?f28 * ?f23 / ?f186"/><draw:equation draw:name="f188" draw:formula="?f184 * ?f187"/><draw:equation draw:name="f189" draw:formula="?f170 + ?f188"/><draw:equation draw:name="f190" draw:formula="?f181 * ?f187"/><draw:equation draw:name="f191" draw:formula="?f172 + ?f190"/><draw:equation draw:name="f192" draw:formula="if(?f156, ?f5, ?f173)"/><draw:equation draw:name="f193" draw:formula="if(?f156, ?f7, ?f174)"/><draw:equation draw:name="f194" draw:formula="if(?f156, ?f5, ?f175)"/><draw:equation draw:name="f195" draw:formula="if(?f156, ?f7, ?f176)"/><draw:equation draw:name="f196" draw:formula="if(?f156, ?f173, ?f189)"/><draw:equation draw:name="f197" draw:formula="if(?f156, ?f174, ?f191)"/><draw:equation draw:name="f198" draw:formula="if(?f156, ?f175, ?f189)"/><draw:equation draw:name="f199" draw:formula="if(?f156, ?f176, ?f191)"/><draw:equation draw:name="f200" draw:formula="21550000 - ?f51"/><draw:equation draw:name="f201" draw:formula="if(?f200, ?f51, 21550000)"/><draw:equation draw:name="f202" draw:formula="-21550000 - ?f201"/><draw:equation draw:name="f203" draw:formula="if(?f202, -21550000, ?f201)"/><draw:equation draw:name="f204" draw:formula="?f55 + ?f203"/><draw:equation draw:name="f205" draw:formula="?f55 + ?f2"/><draw:equation draw:name="f206" draw:formula="?f205 * ?f3 / ?f1"/><draw:equation draw:name="f207" draw:formula="0 - ?f206"/><draw:equation draw:name="f208" draw:formula="cos(?f207)"/><draw:equation draw:name="f209" draw:formula="0 - ?f208"/><draw:equation draw:name="f210" draw:formula="?f209 * ?f18"/><draw:equation draw:name="f211" draw:formula="sin(?f207)"/><draw:equation draw:name="f212" draw:formula="0 - ?f211"/><draw:equation draw:name="f213" draw:formula="?f212 * ?f28"/><draw:equation draw:name="f214" draw:formula="sqrt(?f210 * ?f210 + ?f213 * ?f213 + 0 * 0)"/><draw:equation draw:name="f215" draw:formula="?f18 * ?f28 / ?f214"/><draw:equation draw:name="f216" draw:formula="?f212 * ?f215"/><draw:equation draw:name="f217" draw:formula="?f6 - ?f216"/><draw:equation draw:name="f218" draw:formula="?f209 * ?f215"/><draw:equation draw:name="f219" draw:formula="?f5 - ?f218"/><draw:equation draw:name="f220" draw:formula="?f217 - ?f18"/><draw:equation draw:name="f221" draw:formula="?f219 - ?f28"/><draw:equation draw:name="f222" draw:formula="?f217 + ?f18"/><draw:equation draw:name="f223" draw:formula="?f219 + ?f28"/><draw:equation draw:name="f224" draw:formula="?f204 + ?f2"/><draw:equation draw:name="f225" draw:formula="?f224 * ?f3 / ?f1"/><draw:equation draw:name="f226" draw:formula="0 - ?f225"/><draw:equation draw:name="f227" draw:formula="cos(?f226)"/><draw:equation draw:name="f228" draw:formula="0 - ?f227"/><draw:equation draw:name="f229" draw:formula="?f228 * ?f18"/><draw:equation draw:name="f230" draw:formula="sin(?f226)"/><draw:equation draw:name="f231" draw:formula="0 - ?f230"/><draw:equation draw:name="f232" draw:formula="?f231 * ?f28"/><draw:equation draw:name="f233" draw:formula="sqrt(?f229 * ?f229 + ?f232 * ?f232 + 0 * 0)"/><draw:equation draw:name="f234" draw:formula="?f18 * ?f28 / ?f233"/><draw:equation draw:name="f235" draw:formula="?f231 * ?f234"/><draw:equation draw:name="f236" draw:formula="?f217 + ?f235"/><draw:equation draw:name="f237" draw:formula="?f228 * ?f234"/><draw:equation draw:name="f238" draw:formula="?f219 + ?f237"/><draw:equation draw:name="f239" draw:formula="if(?f203, ?f6, ?f220)"/><draw:equation draw:name="f240" draw:formula="if(?f203, ?f5, ?f221)"/><draw:equation draw:name="f241" draw:formula="if(?f203, ?f6, ?f222)"/><draw:equation draw:name="f242" draw:formula="if(?f203, ?f5, ?f223)"/><draw:equation draw:name="f243" draw:formula="if(?f203, ?f220, ?f236)"/><draw:equation draw:name="f244" draw:formula="if(?f203, ?f221, ?f238)"/><draw:equation draw:name="f245" draw:formula="if(?f203, ?f222, ?f236)"/><draw:equation draw:name="f246" draw:formula="if(?f203, ?f223, ?f238)"/></draw:enhanced-geometry></draw:custom-shape><draw:connector text:anchor-type="paragraph" draw:z-index="60" draw:name="Düz Bağlayıcı 88" draw:style-name="gr2" draw:type="line" svg:x1="14.519cm" svg:y1="1.759cm" svg:x2="15.05cm" svg:y2="1.759cm" svg:d="m8231 997h301"><text:p/></draw:connector><draw:connector text:anchor-type="paragraph" draw:z-index="61" draw:name="Düz Bağlayıcı 89" draw:style-name="gr2" draw:type="line" svg:x1="1.588cm" svg:y1="8.163cm" svg:x2="0.993cm" svg:y2="7.645cm" svg:d="m900 4628-337-294"><text:p/></draw:connector><draw:connector text:anchor-type="paragraph" draw:z-index="62" draw:name="Düz Bağlayıcı 90" draw:style-name="gr2" draw:type="line" svg:x1="1.589cm" svg:y1="10.017cm" svg:x2="1.027cm" svg:y2="10.79cm" svg:d="m901 5679-319 438"><text:p/></draw:connector><draw:frame draw:style-name="fr1" draw:name="Metin Kutusu 91" text:anchor-type="paragraph" svg:x="9.79cm" svg:y="1.224cm" svg:width="1.09cm" style:rel-width="scale" svg:height="0.693cm" style:rel-height="scale" draw:z-index="63"><draw:text-box><text:p text:style-name="Normal"><text:span text:style-name="Varsayılan_20_Paragraf_20_Yazı_20_Tipi"><text:span text:style-name="T7">1</text:span></text:span></text:p></draw:text-box></draw:frame><draw:frame draw:style-name="fr1" draw:name="Metin Kutusu 92" text:anchor-type="paragraph" svg:x="5.491cm" svg:y="1.171cm" svg:width="1.09cm" style:rel-width="scale" svg:height="0.693cm" style:rel-height="scale" draw:z-index="64"><draw:text-box><text:p text:style-name="Normal"><text:span text:style-name="Varsayılan_20_Paragraf_20_Yazı_20_Tipi"><text:span text:style-name="T7">N</text:span></text:span></text:p></draw:text-box></draw:frame><draw:frame draw:style-name="fr1" draw:name="Metin Kutusu 93" text:anchor-type="paragraph" svg:x="6.152cm" svg:y="2.595cm" svg:width="1.09cm" style:rel-width="scale" svg:height="0.693cm" style:rel-height="scale" draw:z-index="71"><draw:text-box><text:p text:style-name="Normal"><text:span text:style-name="Varsayılan_20_Paragraf_20_Yazı_20_Tipi"><text:span text:style-name="T7">N</text:span></text:span></text:p></draw:text-box></draw:frame><draw:frame draw:style-name="fr1" draw:name="Metin Kutusu 94" text:anchor-type="paragraph" svg:x="8.962cm" svg:y="7.004cm" svg:width="1.09cm" style:rel-width="scale" svg:height="0.693cm" style:rel-height="scale" draw:z-index="72"><draw:text-box><text:p text:style-name="Normal"><text:span text:style-name="Varsayılan_20_Paragraf_20_Yazı_20_Tipi"><text:span text:style-name="T7">N</text:span></text:span></text:p></draw:text-box></draw:frame><draw:frame draw:style-name="fr1" draw:name="Metin Kutusu 95" text:anchor-type="paragraph" svg:x="9.724cm" svg:y="8.49cm" svg:width="1.09cm" style:rel-width="scale" svg:height="0.769cm" style:rel-height="scale" draw:z-index="73"><draw:text-box><text:p text:style-name="Normal"><text:span text:style-name="Varsayılan_20_Paragraf_20_Yazı_20_Tipi"><text:span text:style-name="T7">1</text:span></text:span></text:p></draw:text-box></draw:frame><draw:connector text:anchor-type="paragraph" draw:z-index="74" draw:name="Düz Bağlayıcı 96" draw:style-name="gr2" draw:type="line" svg:x1="5.142cm" svg:y1="9.319cm" svg:x2="6.59cm" svg:y2="9.319cm" svg:d="m2915 5283h821"><text:p/></draw:connector><draw:connector text:anchor-type="paragraph" draw:z-index="75" draw:name="Düz Bağlayıcı 97" draw:style-name="gr2" draw:type="line" svg:x1="14.587cm" svg:y1="8.281cm" svg:x2="15.272cm" svg:y2="7.315cm" svg:d="m8270 4695 388-548"><text:p/></draw:connector><draw:connector text:anchor-type="paragraph" draw:z-index="76" draw:name="Düz Bağlayıcı 98" draw:style-name="gr2" draw:type="line" svg:x1="14.587cm" svg:y1="9.13cm" svg:x2="15.016cm" svg:y2="9.107cm" svg:d="m8270 5176 243-13"><text:p/></draw:connector><draw:connector text:anchor-type="paragraph" draw:z-index="77" draw:name="Düz Bağlayıcı 99" draw:style-name="gr2" draw:type="line" svg:x1="14.587cm" svg:y1="10.135cm" svg:x2="15.432cm" svg:y2="10.829cm" svg:d="m8270 5746 479 393"><text:p/></draw:connector><draw:frame draw:style-name="fr1" draw:name="Metin Kutusu 100" text:anchor-type="paragraph" svg:x="5.768cm" svg:y="8.55cm" svg:width="1.09cm" style:rel-width="scale" svg:height="0.769cm" style:rel-height="scale" draw:z-index="78"><draw:text-box><text:p text:style-name="Normal"><text:span text:style-name="Varsayılan_20_Paragraf_20_Yazı_20_Tipi"><text:span text:style-name="T7">1</text:span></text:span></text:p></draw:text-box></draw:frame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oft-page-break/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/text:p>
      <text:p text:style-name="P6"/>
      <text:p text:style-name="P12"><text:span text:style-name="Varsayılan_20_Paragraf_20_Yazı_20_Tipi"><text:span text:style-name="T6"><text:s text:c="32"/>İLİŞKİSEL ŞEMA ÇİZENEĞİ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2">MUSTERI</text:span></text:span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/text:p>
      <table:table table:name="Tablo1" table:style-name="Tablo1">
        <table:table-column table:style-name="Tablo1.A"/>
        <table:table-column table:style-name="Tablo1.B" table:number-columns-repeated="4"/>
        <table:table-column table:style-name="Tablo1.A"/>
        <table:table-row>
          <table:table-cell table:style-name="Tablo1.A1" office:value-type="string">
            <text:p text:style-name="P3">user_id</text:p>
          </table:table-cell>
          <table:table-cell table:style-name="Tablo1.A1" office:value-type="string">
            <text:p text:style-name="P2">il-ilce_id</text:p>
          </table:table-cell>
          <table:table-cell table:style-name="Tablo1.A1" office:value-type="string">
            <text:p text:style-name="P2"><text:s/>ad</text:p>
          </table:table-cell>
          <table:table-cell table:style-name="Tablo1.A1" office:value-type="string">
            <text:p text:style-name="P2">soyad</text:p>
          </table:table-cell>
          <table:table-cell table:style-name="Tablo1.A1" office:value-type="string">
            <text:p text:style-name="P2">ceptel</text:p>
          </table:table-cell>
          <table:table-cell table:style-name="Tablo1.F1" office:value-type="string">
            <text:p text:style-name="P2">email</text:p>
          </table:table-cell>
        </table:table-row>
      </table:table>
      <text:p text:style-name="P13"><draw:connector text:anchor-type="paragraph" draw:z-index="80" draw:name="Düz Bağlayıcı 101" draw:style-name="gr2" draw:type="line" svg:x1="15.875cm" svg:y1="0.699cm" svg:x2="15.907cm" svg:y2="3.704cm" svg:d="m9000 396 18 1704"><text:p/></draw:connector><draw:connector text:anchor-type="paragraph" draw:z-index="83" draw:name="Düz Bağlayıcı 102" draw:style-name="gr2" draw:type="line" svg:x1="15.875cm" svg:y1="0.699cm" svg:x2="1.224cm" svg:y2="0.665cm" svg:d="m9000 396-8306-19"><text:p/></draw:connector><draw:connector text:anchor-type="paragraph" draw:z-index="84" draw:name="Düz Bağlayıcı 103" draw:style-name="gr2" draw:type="line" svg:x1="1.224cm" svg:y1="0.663cm" svg:x2="1.224cm" svg:y2="0.037cm" svg:d="m694 376v-355"><text:p/></draw:connector><draw:connector text:anchor-type="paragraph" draw:z-index="85" draw:name="Düz Bağlayıcı 104" draw:style-name="gr2" draw:type="line" svg:x1="4.168cm" svg:y1="0.102cm" svg:x2="4.135cm" svg:y2="2.217cm" svg:d="m2363 58-19 1199"><text:p/></draw:connector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ETKINLIK_YER</text:span></text:span><text:span text:style-name="Varsayılan_20_Paragraf_20_Yazı_20_Tipi"><text:span text:style-name="T9"><text:line-break/></text:span></text:span></text:p>
      <table:table table:name="Tablo2" table:style-name="Tablo2">
        <table:table-column table:style-name="Tablo2.A"/>
        <table:table-column table:style-name="Tablo2.B"/>
        <table:table-column table:style-name="Tablo2.C"/>
        <table:table-column table:style-name="Tablo2.D"/>
        <table:table-column table:style-name="Tablo2.E"/>
        <table:table-row>
          <table:table-cell table:style-name="Tablo2.A1" office:value-type="string">
            <text:p text:style-name="Standard"><text:span text:style-name="Varsayılan_20_Paragraf_20_Yazı_20_Tipi"><text:span text:style-name="T13">etkinlik_id</text:span></text:span><text:span text:style-name="Varsayılan_20_Paragraf_20_Yazı_20_Tipi"><text:span text:style-name="T9"> <text:s text:c="3"/></text:span></text:span></text:p>
          </table:table-cell>
          <table:table-cell table:style-name="Tablo2.A1" office:value-type="string">
            <text:p text:style-name="P6">il-ilce_id</text:p>
          </table:table-cell>
          <table:table-cell table:style-name="Tablo2.A1" office:value-type="string">
            <text:p text:style-name="P6">kapasite</text:p>
          </table:table-cell>
          <table:table-cell table:style-name="Tablo2.A1" office:value-type="string">
            <text:p text:style-name="P6">etkinlik_kod</text:p>
          </table:table-cell>
          <table:table-cell table:style-name="Tablo2.E1" office:value-type="string">
            <text:p text:style-name="P6">etkinlik_ad</text:p>
          </table:table-cell>
        </table:table-row>
      </table:table>
      <text:p text:style-name="P12"><draw:connector text:anchor-type="paragraph" draw:z-index="81" draw:name="Düz Bağlayıcı 105" draw:style-name="gr2" draw:type="line" svg:x1="15.907cm" svg:y1="0.75cm" svg:x2="4.433cm" svg:y2="0.718cm" svg:d="m9018 425-6505-18"><text:p/></draw:connector><draw:connector text:anchor-type="paragraph" draw:z-index="82" draw:name="Düz Bağlayıcı 106" draw:style-name="gr2" draw:type="line" svg:x1="4.433cm" svg:y1="0.718cm" svg:x2="4.433cm" svg:y2="2.305cm" svg:d="m2513 407v900"><text:p/></draw:connector><draw:connector text:anchor-type="paragraph" draw:z-index="86" draw:name="Düz Bağlayıcı 107" draw:style-name="gr2" draw:type="line" svg:x1="2.584cm" svg:y1="0.122cm" svg:x2="2.584cm" svg:y2="2.268cm" svg:d="m1465 69v1217"><text:p/></draw:connector><draw:connector text:anchor-type="paragraph" draw:z-index="91" draw:name="Düz Bağlayıcı 108" draw:style-name="gr2" draw:type="line" svg:x1="9.59cm" svg:y1="0.056cm" svg:x2="9.559cm" svg:y2="10.97cm" svg:d="m5437 32-18 6187"><text:p/></draw:connector><draw:connector text:anchor-type="paragraph" draw:z-index="94" draw:name="Düz Bağlayıcı 109" draw:style-name="gr2" draw:type="line" svg:x1="4.09cm" svg:y1="0.072cm" svg:x2="4.06cm" svg:y2="1.363cm" svg:d="m2319 41-17 732"><text:p/></draw:connector><draw:connector text:anchor-type="paragraph" draw:z-index="95" draw:name="Düz Bağlayıcı 110" draw:style-name="gr2" draw:type="line" svg:x1="4.06cm" svg:y1="1.365cm" svg:x2="11.264cm" svg:y2="1.365cm" svg:d="m2302 774h4084"><text:p/></draw:connector><draw:connector text:anchor-type="paragraph" draw:z-index="96" draw:name="Düz Bağlayıcı 111" draw:style-name="gr2" draw:type="line" svg:x1="11.264cm" svg:y1="1.365cm" svg:x2="11.234cm" svg:y2="4.773cm" svg:d="m6386 774-17 1932"><text:p/></draw:connector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1">REZERVE</text:span></text:span><text:span text:style-name="Varsayılan_20_Paragraf_20_Yazı_20_Tipi"><text:span text:style-name="T9"><text:line-break/></text:span></text:span></text:p>
      <table:table table:name="Tablo3" table:style-name="Tablo3">
        <table:table-column table:style-name="Tablo3.A"/>
        <table:table-column table:style-name="Tablo3.B"/>
        <table:table-column table:style-name="Tablo3.C"/>
        <table:table-row>
          <table:table-cell table:style-name="Tablo3.A1" office:value-type="string">
            <text:p text:style-name="Standard"><text:span text:style-name="Varsayılan_20_Paragraf_20_Yazı_20_Tipi"><text:span text:style-name="T13">e</text:span></text:span><text:span text:style-name="Varsayılan_20_Paragraf_20_Yazı_20_Tipi"><text:span text:style-name="T4">t</text:span></text:span><text:span text:style-name="Varsayılan_20_Paragraf_20_Yazı_20_Tipi"><text:span text:style-name="T13">kinlik_id</text:span></text:span></text:p>
          </table:table-cell>
          <table:table-cell table:style-name="Tablo3.A1" office:value-type="string">
            <text:p text:style-name="P6">user_id</text:p>
          </table:table-cell>
          <table:table-cell table:style-name="Tablo3.C1" office:value-type="string">
            <text:p text:style-name="Standard"><draw:connector text:anchor-type="paragraph" draw:z-index="87" draw:name="Düz Bağlayıcı 112" draw:style-name="gr2" draw:type="line" svg:x1="2.715cm" svg:y1="0.24cm" svg:x2="4.598cm" svg:y2="0.24cm" svg:d="m1539 136h1068"><text:p/></draw:connector><draw:connector text:anchor-type="paragraph" draw:z-index="88" draw:name="Düz Bağlayıcı 113" draw:style-name="gr2" draw:type="line" svg:x1="4.6cm" svg:y1="0.24cm" svg:x2="4.6cm" svg:y2="5.069cm" svg:d="m2608 136v2738"><text:p/></draw:connector><text:span text:style-name="Varsayılan_20_Paragraf_20_Yazı_20_Tipi"><text:span text:style-name="T9">koltuk_id</text:span></text:span></text:p>
          </table:table-cell>
        </table:table-row>
      </table:table>
      <text:p text:style-name="Standard"><draw:connector text:anchor-type="paragraph" draw:z-index="97" draw:name="Düz Bağlayıcı 114" draw:style-name="gr2" draw:type="line" svg:x1="11.232cm" svg:y1="1.739cm" svg:x2="2.503cm" svg:y2="1.709cm" svg:d="m6368 986-4949-17"><text:p/></draw:connector><draw:connector text:anchor-type="paragraph" draw:z-index="98" draw:name="Düz Bağlayıcı 115" draw:style-name="gr2" draw:type="line" svg:x1="2.503cm" svg:y1="1.709cm" svg:x2="2.503cm" svg:y2="2.18cm" svg:d="m1419 969v267"><text:p/></draw:connector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1">İL-İLCE</text:span></text:span><text:span text:style-name="Varsayılan_20_Paragraf_20_Yazı_20_Tipi"><text:span text:style-name="T9"><text:line-break/></text:span></text:span></text:p>
      <table:table table:name="Tablo4" table:style-name="Tablo4">
        <table:table-column table:style-name="Tablo4.A"/>
        <table:table-column table:style-name="Tablo4.B"/>
        <table:table-column table:style-name="Tablo4.C"/>
        <table:table-row>
          <table:table-cell table:style-name="Tablo4.A1" office:value-type="string">
            <text:p text:style-name="P7">il-ilce_id</text:p>
          </table:table-cell>
          <table:table-cell table:style-name="Tablo4.A1" office:value-type="string">
            <text:p text:style-name="P6">il</text:p>
          </table:table-cell>
          <table:table-cell table:style-name="Tablo4.C1" office:value-type="string">
            <text:p text:style-name="P6">ilce</text:p>
          </table:table-cell>
        </table:table-row>
      </table:table>
      <text:p text:style-name="P6"/>
      <text:p text:style-name="Standard"><draw:connector text:anchor-type="paragraph" draw:z-index="89" draw:name="Düz Bağlayıcı 116" draw:style-name="gr2" draw:type="line" svg:x1="10.419cm" svg:y1="0.797cm" svg:x2="2.514cm" svg:y2="0.829cm" svg:d="m5907 452-4482 18"><text:p/></draw:connector><draw:connector text:anchor-type="paragraph" draw:z-index="90" draw:name="Düz Bağlayıcı 117" draw:style-name="gr2" draw:type="line" svg:x1="2.514cm" svg:y1="0.831cm" svg:x2="2.514cm" svg:y2="1.588cm" svg:d="m1425 471v429"><text:p/></draw:connector><text:span text:style-name="Varsayılan_20_Paragraf_20_Yazı_20_Tipi"><text:span text:style-name="T9"><text:line-break/></text:span></text:span><text:span text:style-name="Varsayılan_20_Paragraf_20_Yazı_20_Tipi"><text:span text:style-name="T1">KOLTUK</text:span></text:span><text:span text:style-name="Varsayılan_20_Paragraf_20_Yazı_20_Tipi"><text:span text:style-name="T9"><text:line-break/></text:span></text:span></text:p>
      <table:table table:name="Tablo5" table:style-name="Tablo5">
        <table:table-column table:style-name="Tablo5.A"/>
        <table:table-column table:style-name="Tablo5.B"/>
        <table:table-row>
          <table:table-cell table:style-name="Tablo5.A1" office:value-type="string">
            <text:p text:style-name="P7">koltuk_id</text:p>
          </table:table-cell>
          <table:table-cell table:style-name="Tablo5.B1" office:value-type="string">
            <text:p text:style-name="P6">koltuk_kod</text:p>
          </table:table-cell>
        </table:table-row>
      </table:table>
      <text:p text:style-name="Standard"><draw:connector text:anchor-type="paragraph" draw:z-index="92" draw:name="Düz Bağlayıcı 118" draw:style-name="gr2" draw:type="line" svg:x1="9.555cm" svg:y1="1.94cm" svg:x2="1.688cm" svg:y2="1.94cm" svg:d="m5417 1100h-4460"><text:p/></draw:connector><draw:connector text:anchor-type="paragraph" draw:z-index="93" draw:name="Düz Bağlayıcı 119" draw:style-name="gr2" draw:type="line" svg:x1="1.686cm" svg:y1="1.94cm" svg:x2="1.686cm" svg:y2="2.217cm" svg:d="m956 1100v157"><text:p/></draw:connector><text:span text:style-name="Varsayılan_20_Paragraf_20_Yazı_20_Tipi"><text:span text:style-name="T9"><text:line-break/></text:span></text:span><text:span text:style-name="Varsayılan_20_Paragraf_20_Yazı_20_Tipi"><text:span text:style-name="T9"><text:line-break/></text:span></text:span><text:span text:style-name="Varsayılan_20_Paragraf_20_Yazı_20_Tipi"><text:span text:style-name="T9">ETKINLIK_TIP</text:span></text:span><text:span text:style-name="Varsayılan_20_Paragraf_20_Yazı_20_Tipi"><text:span text:style-name="T9"><text:line-break/></text:span></text:span></text:p>
      <table:table table:name="Tablo6" table:style-name="Tablo6">
        <table:table-column table:style-name="Tablo6.A"/>
        <table:table-column table:style-name="Tablo6.B"/>
        <table:table-row>
          <table:table-cell table:style-name="Tablo6.A1" office:value-type="string">
            <text:p text:style-name="P7">etkinlik_kod</text:p>
          </table:table-cell>
          <table:table-cell table:style-name="Tablo6.B1" office:value-type="string">
            <text:p text:style-name="P6">etkinlik_tur</text:p>
          </table:table-cell>
        </table:table-row>
      </table:table>
      <text:p text:style-name="P6"/>
      <text:p text:style-name="P9"><text:soft-page-break/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tr" fo:country="T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tr" fo:country="T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Konu_20_Başlığı" style:display-name="Konu Başlığı" style:family="paragraph" style:parent-style-name="Standard" style:next-style-name="Text_20_body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Alt_20_Konu_20_Başlığı" style:display-name="Alt Konu Başlığı" style:family="paragraph" style:parent-style-name="Konu_20_Başlığı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e_20_Paragraf" style:display-name="Liste Paragraf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size-complex="10.5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Varsayılan_20_Paragraf_20_Yazı_20_Tipi" style:display-name="Varsayılan Paragraf Yazı Tipi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StarSymbol" style:font-name-asian="OpenSymbol" style:font-name-complex="OpenSymbol"/>
    </style:style>
    <style:style style:name="WW_5f_CharLFO1LVL3" style:display-name="WW_CharLFO1LVL3" style:family="text">
      <style:text-properties style:font-name="StarSymbol" style:font-name-asian="OpenSymbol" style:font-name-complex="OpenSymbol"/>
    </style:style>
    <style:style style:name="WW_5f_CharLFO1LVL4" style:display-name="WW_CharLFO1LVL4" style:family="text">
      <style:text-properties style:font-name="StarSymbol" style:font-name-asian="OpenSymbol" style:font-name-complex="OpenSymbol"/>
    </style:style>
    <style:style style:name="WW_5f_CharLFO1LVL5" style:display-name="WW_CharLFO1LVL5" style:family="text">
      <style:text-properties style:font-name="StarSymbol" style:font-name-asian="OpenSymbol" style:font-name-complex="OpenSymbol"/>
    </style:style>
    <style:style style:name="WW_5f_CharLFO1LVL6" style:display-name="WW_CharLFO1LVL6" style:family="text">
      <style:text-properties style:font-name="StarSymbol" style:font-name-asian="OpenSymbol" style:font-name-complex="OpenSymbol"/>
    </style:style>
    <style:style style:name="WW_5f_CharLFO1LVL7" style:display-name="WW_CharLFO1LVL7" style:family="text">
      <style:text-properties style:font-name="StarSymbol" style:font-name-asian="OpenSymbol" style:font-name-complex="OpenSymbol"/>
    </style:style>
    <style:style style:name="WW_5f_CharLFO1LVL8" style:display-name="WW_CharLFO1LVL8" style:family="text">
      <style:text-properties style:font-name="StarSymbol" style:font-name-asian="OpenSymbol" style:font-name-complex="OpenSymbol"/>
    </style:style>
    <style:style style:name="WW_5f_CharLFO1LVL9" style:display-name="WW_CharLFO1LVL9" style:family="text">
      <style:text-properties style:font-name="StarSymbol" style:font-name-asian="OpenSymbol" style:font-name-complex="OpenSymbol"/>
    </style:style>
    <style:style style:name="WW_5f_CharLFO2LVL1" style:display-name="WW_CharLFO2LVL1" style:family="text">
      <style:text-properties style:font-name="StarSymbol" style:font-name-asian="OpenSymbol" style:font-name-complex="OpenSymbol"/>
    </style:style>
    <style:style style:name="WW_5f_CharLFO2LVL2" style:display-name="WW_CharLFO2LVL2" style:family="text">
      <style:text-properties style:font-name="StarSymbol" style:font-name-asian="OpenSymbol" style:font-name-complex="OpenSymbol"/>
    </style:style>
    <style:style style:name="WW_5f_CharLFO2LVL3" style:display-name="WW_CharLFO2LVL3" style:family="text">
      <style:text-properties style:font-name="StarSymbol" style:font-name-asian="OpenSymbol" style:font-name-complex="OpenSymbol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2LVL5" style:display-name="WW_CharLFO2LVL5" style:family="text">
      <style:text-properties style:font-name="StarSymbol" style:font-name-asian="OpenSymbol" style:font-name-complex="OpenSymbol"/>
    </style:style>
    <style:style style:name="WW_5f_CharLFO2LVL6" style:display-name="WW_CharLFO2LVL6" style:family="text">
      <style:text-properties style:font-name="StarSymbol" style:font-name-asian="OpenSymbol" style:font-name-complex="OpenSymbol"/>
    </style:style>
    <style:style style:name="WW_5f_CharLFO2LVL7" style:display-name="WW_CharLFO2LVL7" style:family="text">
      <style:text-properties style:font-name="StarSymbol" style:font-name-asian="OpenSymbol" style:font-name-complex="OpenSymbol"/>
    </style:style>
    <style:style style:name="WW_5f_CharLFO2LVL8" style:display-name="WW_CharLFO2LVL8" style:family="text">
      <style:text-properties style:font-name="StarSymbol" style:font-name-asian="OpenSymbol" style:font-name-complex="OpenSymbol"/>
    </style:style>
    <style:style style:name="WW_5f_CharLFO2LVL9" style:display-name="WW_CharLFO2LVL9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gdemir</meta:initial-creator>
    <dc:creator>Sefa YILDIZ</dc:creator>
    <meta:creation-date>2011-01-11T15:14:00Z</meta:creation-date>
    <dc:date>2011-01-12T10:50:33</dc:date>
    <meta:editing-cycles>19</meta:editing-cycles>
    <meta:editing-duration>PT01H34M21S</meta:editing-duration>
    <meta:document-statistic meta:table-count="6" meta:image-count="0" meta:object-count="0" meta:page-count="5" meta:paragraph-count="69" meta:word-count="255" meta:character-count="2289"/>
    <meta:template xlink:type="simple" xlink:actuate="onRequest" xlink:title="" xlink:href="Normal"/>
  </office:meta>
</office:document-meta>
</file>